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ar new" svg:font-family="'Couriar new'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 style:snap-to-layout-grid="false"/>
      <style:text-properties fo:font-size="14pt" officeooo:rsid="00293842" officeooo:paragraph-rsid="00293842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 style:text-autospace="none"/>
      <style:text-properties fo:font-size="14pt" officeooo:paragraph-rsid="00609247" style:font-size-asian="14pt" style:font-size-complex="14pt"/>
    </style:style>
    <style:style style:name="P10" style:family="paragraph" style:parent-style-name="Standard">
      <style:text-properties fo:font-size="14pt" officeooo:paragraph-rsid="00609247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justify" style:justify-single-word="false" style:text-autospace="none"/>
      <style:text-properties fo:font-size="14pt" fo:language="de" fo:country="DE" officeooo:paragraph-rsid="00609247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 style:text-autospace="none"/>
      <style:text-properties fo:font-size="14pt" fo:language="en" fo:country="US" officeooo:paragraph-rsid="00609247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weight="bold" officeooo:paragraph-rsid="0041c814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 style:text-autospace="none"/>
      <style:text-properties officeooo:paragraph-rsid="00609247"/>
    </style:style>
    <style:style style:name="P16" style:family="paragraph" style:parent-style-name="Standard">
      <style:paragraph-properties fo:line-height="150%" fo:text-align="center" style:justify-single-word="false"/>
      <style:text-properties officeooo:paragraph-rsid="001da605"/>
    </style:style>
    <style:style style:name="P17" style:family="paragraph" style:parent-style-name="Standard">
      <style:text-properties officeooo:paragraph-rsid="00609247"/>
    </style:style>
    <style:style style:name="P18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9" style:family="paragraph" style:parent-style-name="Times14_5f_РИО2">
      <style:paragraph-properties fo:margin-left="0in" fo:margin-right="0in" fo:line-height="150%" fo:text-indent="0in" style:auto-text-indent="false" fo:break-before="page"/>
    </style:style>
    <style:style style:name="P2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officeooo:paragraph-rsid="00437983" style:font-name-asian="Times New Roman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fo:font-weight="normal" officeooo:rsid="0056dd75" officeooo:paragraph-rsid="0056dd75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fo:font-weight="normal" officeooo:rsid="0056dd75" officeooo:paragraph-rsid="0066a54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fo:font-weight="normal" officeooo:paragraph-rsid="0057122c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font-size="14pt" fo:language="de" fo:country="DE" officeooo:paragraph-rsid="00609247" style:font-name-asian="Times New Roman" style:font-size-asian="14pt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style:font-name="Times New Roman" fo:font-size="14pt" fo:language="ru" fo:country="RU" fo:font-weight="bold" officeooo:paragraph-rsid="00437983" style:font-size-asian="14pt" style:language-asian="ru" style:country-asian="RU" style:font-weight-asian="bold" style:font-size-complex="14pt"/>
    </style:style>
    <style:style style:name="P2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paragraph-rsid="0053ffcc" style:font-weight-asian="normal" style:font-weight-complex="normal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6dd75" officeooo:paragraph-rsid="0056dd75" style:font-weight-asian="normal" style:font-weight-complex="normal"/>
    </style:style>
    <style:style style:name="P2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7122c" officeooo:paragraph-rsid="0057122c" style:font-weight-asian="normal" style:font-weight-complex="normal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57122c" officeooo:paragraph-rsid="0067b0ce" style:font-weight-asian="normal" style:font-weight-complex="normal"/>
    </style:style>
    <style:style style:name="P30" style:family="paragraph" style:parent-style-name="Standard">
      <style:paragraph-properties fo:margin-left="0in" fo:margin-right="0in" fo:line-height="150%" fo:text-indent="0.5in" style:auto-text-indent="false"/>
      <style:text-properties fo:font-size="14pt" officeooo:paragraph-rsid="00609247" style:font-size-asian="14pt" style:font-size-complex="14pt"/>
    </style:style>
    <style:style style:name="P31" style:family="paragraph" style:parent-style-name="Text_20_body" style:master-page-name="">
      <loext:graphic-properties draw:fill="none"/>
      <style:paragraph-properties fo:margin-left="0in" fo:margin-right="0in" fo:line-height="150%" fo:text-align="start" style:justify-single-word="false" fo:orphans="2" fo:widows="2" fo:hyphenation-ladder-count="no-limit" fo:text-indent="0.5in" style:auto-text-indent="false" style:page-number="auto" fo:background-color="transparent" style:writing-mode="lr-tb"/>
      <style:text-properties fo:font-weight="normal" style:font-weight-asian="normal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b60f1" style:font-size-asian="14pt" style:font-weight-asian="bold" style:font-size-complex="14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609247" style:font-size-asian="14pt" style:font-weight-asian="bold" style:font-size-complex="14pt"/>
    </style:style>
    <style:style style:name="P35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552c16" officeooo:paragraph-rsid="005f43d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font-weight="normal" officeooo:rsid="0058ffdc" officeooo:paragraph-rsid="0058ffdc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font-weight="normal" officeooo:rsid="005ad70d" officeooo:paragraph-rsid="006894f5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63b173" officeooo:paragraph-rsid="0063b173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63b173" officeooo:paragraph-rsid="0064e95d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64e95d" officeooo:paragraph-rsid="0064e95d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font-size="14pt" fo:font-weight="normal" officeooo:rsid="006894f5" officeooo:paragraph-rsid="006894f5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609247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officeooo:paragraph-rsid="00609247" style:font-size-asian="14pt" style:font-weight-asian="bold" style:font-size-complex="14pt"/>
    </style:style>
    <style:style style:name="P46" style:family="paragraph" style:parent-style-name="Standard">
      <style:paragraph-properties fo:margin-top="0.0398in" fo:margin-bottom="0.0398in" loext:contextual-spacing="false" fo:line-height="100%"/>
      <style:text-properties style:font-name="Consolas" fo:font-size="11pt" officeooo:paragraph-rsid="005967b7" style:font-size-asian="11pt" style:font-size-complex="11pt"/>
    </style:style>
    <style:style style:name="P47" style:family="paragraph" style:parent-style-name="Preformatted_20_Text">
      <style:text-properties officeooo:paragraph-rsid="0066a543"/>
    </style:style>
    <style:style style:name="P4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9" style:family="paragraph" style:parent-style-name="Standard" style:list-style-name="L1">
      <style:text-properties officeooo:paragraph-rsid="00609247"/>
    </style:style>
    <style:style style:name="P50" style:family="paragraph" style:parent-style-name="Standard" style:list-style-name="L1">
      <style:text-properties fo:font-size="14pt" officeooo:paragraph-rsid="00609247" style:letter-kerning="false" style:font-size-asian="14pt" style:language-asian="ru" style:country-asian="RU" style:font-size-complex="14pt"/>
    </style:style>
    <style:style style:name="P5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fo:font-weight="normal" officeooo:rsid="0056dd75" officeooo:paragraph-rsid="0056dd75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font-size="14pt" fo:language="de" fo:country="DE" officeooo:paragraph-rsid="00609247" style:font-name-asian="Times New Roman" style:font-size-asian="14pt" style:font-size-complex="14pt"/>
    </style:style>
    <style:style style:name="P53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ar new" fo:font-size="12pt" fo:font-weight="normal" officeooo:rsid="0058ffdc" officeooo:paragraph-rsid="006894f5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ar new" fo:font-size="12pt" fo:font-weight="normal" officeooo:rsid="006894f5" officeooo:paragraph-rsid="006894f5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letter-kerning="false" style:font-size-asian="14pt" style:language-asian="ru" style:country-asian="RU" style:font-size-complex="14pt"/>
    </style:style>
    <style:style style:name="T4" style:family="text">
      <style:text-properties fo:font-size="14pt" fo:language="en" fo:country="US" style:letter-kerning="false" style:font-size-asian="14pt" style:language-asian="ru" style:country-asian="RU" style:font-size-complex="14pt"/>
    </style:style>
    <style:style style:name="T5" style:family="text">
      <style:text-properties fo:font-size="14pt" fo:language="de" fo:country="DE" style:font-size-asian="14pt" style:font-size-complex="14pt"/>
    </style:style>
    <style:style style:name="T6" style:family="text">
      <style:text-properties fo:text-transform="uppercase" style:font-size-complex="14pt"/>
    </style:style>
    <style:style style:name="T7" style:family="text">
      <style:text-properties fo:text-transform="uppercase" style:font-size-complex="14pt" style:font-weight-complex="normal"/>
    </style:style>
    <style:style style:name="T8" style:family="text">
      <style:text-properties fo:text-transform="uppercase" officeooo:rsid="004a39bd" style:font-size-complex="14pt" style:font-weight-complex="normal"/>
    </style:style>
    <style:style style:name="T9" style:family="text">
      <style:text-properties fo:font-variant="normal" fo:text-transform="none" fo:font-size="14pt" style:font-size-asian="14pt" style:font-size-complex="14pt"/>
    </style:style>
    <style:style style:name="T10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11" style:family="text">
      <style:text-properties fo:font-variant="normal" fo:text-transform="none" fo:font-size="10pt" fo:letter-spacing="normal" fo:language="en" fo:country="US" fo:font-weight="normal" officeooo:rsid="0025e643" style:font-size-asian="10pt" style:font-weight-asian="normal" style:font-size-complex="10pt" style:font-weight-complex="normal"/>
    </style:style>
    <style:style style:name="T12" style:family="text">
      <style:text-properties officeooo:rsid="0023cd11"/>
    </style:style>
    <style:style style:name="T13" style:family="text">
      <style:text-properties officeooo:rsid="0041c814"/>
    </style:style>
    <style:style style:name="T14" style:family="text">
      <style:text-properties fo:font-style="italic"/>
    </style:style>
    <style:style style:name="T15" style:family="text">
      <style:text-properties officeooo:rsid="0057122c"/>
    </style:style>
    <style:style style:name="T16" style:family="text">
      <style:text-properties officeooo:rsid="005f43d7"/>
    </style:style>
    <style:style style:name="T17" style:family="text">
      <style:text-properties style:font-name="Cambria Math" fo:font-size="14pt" style:font-size-asian="14pt" style:font-name-complex="Cambria Math" style:font-size-complex="14pt"/>
    </style:style>
    <style:style style:name="T18" style:family="text">
      <style:text-properties style:text-position="sub 64%" fo:font-size="14pt" fo:language="en" fo:country="US" style:letter-kerning="false" style:font-size-asian="14pt" style:language-asian="ru" style:country-asian="RU" style:font-size-complex="14pt"/>
    </style:style>
    <style:style style:name="T19" style:family="text">
      <style:text-properties style:text-position="sub 64%" fo:font-size="14pt" fo:language="de" fo:country="DE" style:font-size-asian="14pt" style:font-size-complex="14pt"/>
    </style:style>
    <style:style style:name="T20" style:family="text">
      <style:text-properties officeooo:rsid="00621208"/>
    </style:style>
    <style:style style:name="T21" style:family="text">
      <style:text-properties officeooo:rsid="0064e95d"/>
    </style:style>
    <style:style style:name="T22" style:family="text">
      <style:text-properties officeooo:rsid="0066a543"/>
    </style:style>
    <style:style style:name="T23" style:family="text">
      <style:text-properties officeooo:rsid="0067b0c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35">Кафедра МО ЭВМ</text:p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18"><text:span text:style-name="Название_20_книги"><text:span text:style-name="T6">отчет</text:span></text:span></text:p>
      <text:p text:style-name="P11">по лабораторной работе №<text:span text:style-name="T20">3</text:span></text:p>
      <text:p text:style-name="P14"><text:span text:style-name="T1">по дисциплине «</text:span>ПОСТРОЕНИЕ и АНАЛИЗ АЛГОРИТМОВ<text:span text:style-name="T1">»</text:span></text:p>
      <text:p text:style-name="P16"><text:span text:style-name="Название_20_книги"><text:span text:style-name="T9">Тема: </text:span></text:span><text:span text:style-name="Название_20_книги"><text:span text:style-name="T10">Потоки в сети</text:span></text:span></text:p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Ларин А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5">Фирсов М.А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Санкт-Петербург</text:p>
      <text:p text:style-name="P4">20<text:span text:style-name="T13">20</text:span></text:p>
      <text:p text:style-name="P45">Цель работы.</text:p>
      <text:p text:style-name="P44"><text:span text:style-name="Основной_20_шрифт_20_абзаца"><text:span text:style-name="T1">Изучить принцип работы алгоритма Форда-Фалкерсона для нахождения максимального потока в сети на графах. Решить с их помощью задачи</text:span></text:span></text:p>
      <text:p text:style-name="P34"/>
      <text:p text:style-name="P34">Основные теоретические положения.</text:p>
      <text:p text:style-name="P10">Алгоритм Форда — Фалкерсона решает задачу нахождения максимального потока в транспортной сети.</text:p>
      <text:p text:style-name="P10"/>
      <text:p text:style-name="P17"><text:span text:style-name="Основной_20_шрифт_20_абзаца"><text:span text:style-name="T1">Идея алгоритма заключается в следующем. Изначально величине потока присваивается значение 0: f ( u , v ) = 0 f(u,v)=0 для всех u , v </text:span></text:span><text:span text:style-name="Основной_20_шрифт_20_абзаца"><text:span text:style-name="T17">∈</text:span></text:span><text:span text:style-name="Основной_20_шрифт_20_абзаца"><text:span text:style-name="T1"> V. Затем величина потока итеративно увеличивается посредством поиска увеличивающего пути (путь от источника s к стоку t, вдоль которого можно послать больший поток). Процесс повторяется, пока можно найти увеличивающий путь.</text:span></text:span></text:p>
      <text:list xml:id="list1442044494" text:style-name="L1">
        <text:list-item>
          <text:p text:style-name="P50">Обнуляем все потоки. Остаточная сеть изначально совпадает с исходной сетью.</text:p>
        </text:list-item>
        <text:list-item>
          <text:p text:style-name="P50">В остаточной сети находим любой путь из источника в сток. Если такого пути нет, останавливаемся.</text:p>
        </text:list-item>
        <text:list-item>
          <text:p text:style-name="P50">Пускаем через найденный путь (он называется увеличивающим путём или увеличивающей цепью) максимально возможный поток: </text:p>
          <text:list>
            <text:list-item>
              <text:p text:style-name="P50">На найденном пути в остаточной сети ищем ребро с минимальной пропускной способностью <text:s/>.</text:p>
            </text:list-item>
            <text:list-item>
              <text:p text:style-name="P49"><text:span text:style-name="Основной_20_шрифт_20_абзаца"><text:span text:style-name="T3">Для каждого ребра на найденном пути увеличиваем поток на </text:span></text:span><text:span text:style-name="Основной_20_шрифт_20_абзаца"><text:span text:style-name="T4">C</text:span></text:span><text:span text:style-name="Основной_20_шрифт_20_абзаца"><text:span text:style-name="T18">min</text:span></text:span><text:span text:style-name="Основной_20_шрифт_20_абзаца"><text:span text:style-name="T3">, а в противоположном ему — уменьшаем на <text:s/></text:span></text:span><text:span text:style-name="Основной_20_шрифт_20_абзаца"><text:span text:style-name="T4">C</text:span></text:span><text:span text:style-name="Основной_20_шрифт_20_абзаца"><text:span text:style-name="T18">min</text:span></text:span></text:p>
            </text:list-item>
            <text:list-item>
              <text:p text:style-name="P50">Модифицируем остаточную сеть. Для всех рёбер на найденном пути, а также для противоположных им рёбер, вычисляем новую пропускную способность. Если она стала ненулевой, добавляем ребро к остаточной сети, а если обнулилась, стираем его.</text:p>
            </text:list-item>
          </text:list>
        </text:list-item>
        <text:list-item>
          <text:p text:style-name="P50">Возвращаемся на шаг 2.</text:p>
        </text:list-item>
      </text:list>
      <text:p text:style-name="P10"/>
      <text:p text:style-name="P30">Словарь терминов:</text:p>
      <text:p text:style-name="P30">Сеть – ориентированный взвешенный граф, имеющий один исток и один сток.</text:p>
      <text:p text:style-name="P30">Исток – вершина, из которой рёбра только выходят*.</text:p>
      <text:p text:style-name="P30">Сток – вершина, в которую рёбра только входят*.</text:p>
      <text:p text:style-name="P30">Поток – абстрактное понятие, показывающее движение по графу.</text:p>
      <text:p text:style-name="P30">Величина потока – числовая характеристика движения по графу (сколько всего выходит из истока = сколько всего входит в сток).</text:p>
      <text:p text:style-name="P30"><text:soft-page-break/>Пропускная способность – свойство ребра, показывающее, какая максимальная величина потока может пройти через это ребро.</text:p>
      <text:p text:style-name="P30">Максимальный поток (максимальная величина потока) – максимальная величина, которая может быть выпущена из истока, которая может пройти через все рёбра графа, не вызывая переполнения ни в одном ребре.</text:p>
      <text:p text:style-name="P30">Фактическая величина потока в ребре – значение, показывающее, сколько величины потока проходит через это ребро.</text:p>
      <text:p text:style-name="P30"/>
      <text:p text:style-name="P34">Задание</text:p>
      <text:p text:style-name="P12"/>
      <text:p text:style-name="P12"/>
      <text:p text:style-name="P9">Найти максимальный поток в сети, а также фактическую величину потока, протекающего через каждое ребро, используя алгоритм Форда-Фалкерсона.</text:p>
      <text:p text:style-name="P9"/>
      <text:p text:style-name="P9">Сеть (ориентированный взвешенный граф) представляется в виде триплета из имён вершин и целого неотрицательного числа - пропускной способности (веса).</text:p>
      <text:p text:style-name="P9"/>
      <text:p text:style-name="P9">Входные данные:</text:p>
      <text:p text:style-name="P15"><text:span text:style-name="Основной_20_шрифт_20_абзаца"><text:span text:style-name="T5">N</text:span></text:span><text:span text:style-name="Основной_20_шрифт_20_абзаца"><text:span text:style-name="T1"> - количество ориентированных рёбер графа</text:span></text:span></text:p>
      <text:p text:style-name="P15"><text:span text:style-name="Основной_20_шрифт_20_абзаца"><text:span text:style-name="T5">v</text:span></text:span><text:span text:style-name="Основной_20_шрифт_20_абзаца"><text:span text:style-name="T1">0 ​ - исток</text:span></text:span></text:p>
      <text:p text:style-name="P15"><text:span text:style-name="Основной_20_шрифт_20_абзаца"><text:span text:style-name="T5">v</text:span></text:span><text:span text:style-name="Основной_20_шрифт_20_абзаца"><text:span text:style-name="T19">n</text:span></text:span><text:span text:style-name="Основной_20_шрифт_20_абзаца"><text:span text:style-name="T1"> - сток</text:span></text:span></text:p>
      <text:p text:style-name="P15"><text:span text:style-name="Основной_20_шрифт_20_абзаца"><text:span text:style-name="T5">v</text:span></text:span><text:span text:style-name="Основной_20_шрифт_20_абзаца"><text:span text:style-name="T19">i</text:span></text:span><text:span text:style-name="Основной_20_шрифт_20_абзаца"><text:span text:style-name="T1"> </text:span></text:span><text:span text:style-name="Основной_20_шрифт_20_абзаца"><text:span text:style-name="T5">v</text:span></text:span><text:span text:style-name="Основной_20_шрифт_20_абзаца"><text:span text:style-name="T19">j</text:span></text:span><text:span text:style-name="Основной_20_шрифт_20_абзаца"><text:span text:style-name="T1"> </text:span></text:span><text:span text:style-name="Основной_20_шрифт_20_абзаца"><text:span text:style-name="T5">ω</text:span></text:span><text:span text:style-name="Основной_20_шрифт_20_абзаца"><text:span text:style-name="T19">ij</text:span></text:span><text:span text:style-name="Основной_20_шрифт_20_абзаца"><text:span text:style-name="T1"> ​​- ребро графа</text:span></text:span></text:p>
      <text:p text:style-name="P15"><text:span text:style-name="Основной_20_шрифт_20_абзаца"><text:span text:style-name="T5">v</text:span></text:span><text:span text:style-name="Основной_20_шрифт_20_абзаца"><text:span text:style-name="T19">i</text:span></text:span><text:span text:style-name="Основной_20_шрифт_20_абзаца"><text:span text:style-name="T1"> </text:span></text:span><text:span text:style-name="Основной_20_шрифт_20_абзаца"><text:span text:style-name="T5">v</text:span></text:span><text:span text:style-name="Основной_20_шрифт_20_абзаца"><text:span text:style-name="T19">j</text:span></text:span><text:span text:style-name="Основной_20_шрифт_20_абзаца"><text:span text:style-name="T1"> </text:span></text:span><text:span text:style-name="Основной_20_шрифт_20_абзаца"><text:span text:style-name="T5">ω</text:span></text:span><text:span text:style-name="Основной_20_шрифт_20_абзаца"><text:span text:style-name="T19">ij</text:span></text:span><text:span text:style-name="Основной_20_шрифт_20_абзаца"><text:span text:style-name="T1"> ​​- ребро графа</text:span></text:span></text:p>
      <text:p text:style-name="P9">...</text:p>
      <text:p text:style-name="P9"/>
      <text:p text:style-name="P9">Выходные данные:</text:p>
      <text:p text:style-name="P15"><text:span text:style-name="Основной_20_шрифт_20_абзаца"><text:span text:style-name="T5">P</text:span></text:span><text:span text:style-name="Основной_20_шрифт_20_абзаца"><text:span text:style-name="T19">max</text:span></text:span><text:span text:style-name="Основной_20_шрифт_20_абзаца"><text:span text:style-name="T1"> - величина максимального потока</text:span></text:span></text:p>
      <text:p text:style-name="P15"><text:span text:style-name="Основной_20_шрифт_20_абзаца"><text:span text:style-name="T5">v</text:span></text:span><text:span text:style-name="Основной_20_шрифт_20_абзаца"><text:span text:style-name="T19">i</text:span></text:span><text:span text:style-name="Основной_20_шрифт_20_абзаца"><text:span text:style-name="T1"> </text:span></text:span><text:span text:style-name="Основной_20_шрифт_20_абзаца"><text:span text:style-name="T5">v</text:span></text:span><text:span text:style-name="Основной_20_шрифт_20_абзаца"><text:span text:style-name="T19">j</text:span></text:span><text:span text:style-name="Основной_20_шрифт_20_абзаца"><text:span text:style-name="T1"> </text:span></text:span><text:span text:style-name="Основной_20_шрифт_20_абзаца"><text:span text:style-name="T5">ω</text:span></text:span><text:span text:style-name="Основной_20_шрифт_20_абзаца"><text:span text:style-name="T19">ij</text:span></text:span><text:span text:style-name="Основной_20_шрифт_20_абзаца"><text:span text:style-name="T1"> ​ - ребро графа с фактической величиной протекающего потока</text:span></text:span></text:p>
      <text:p text:style-name="P15"><text:span text:style-name="Основной_20_шрифт_20_абзаца"><text:span text:style-name="T5">v</text:span></text:span><text:span text:style-name="Основной_20_шрифт_20_абзаца"><text:span text:style-name="T19">i</text:span></text:span><text:span text:style-name="Основной_20_шрифт_20_абзаца"><text:span text:style-name="T1"> </text:span></text:span><text:span text:style-name="Основной_20_шрифт_20_абзаца"><text:span text:style-name="T5">v</text:span></text:span><text:span text:style-name="Основной_20_шрифт_20_абзаца"><text:span text:style-name="T19">j</text:span></text:span><text:span text:style-name="Основной_20_шрифт_20_абзаца"><text:span text:style-name="T1"> </text:span></text:span><text:span text:style-name="Основной_20_шрифт_20_абзаца"><text:span text:style-name="T5">ω</text:span></text:span><text:span text:style-name="Основной_20_шрифт_20_абзаца"><text:span text:style-name="T19">ij</text:span></text:span><text:span text:style-name="Основной_20_шрифт_20_абзаца"><text:span text:style-name="T1"> ​ - ребро графа с фактической величиной протекающего потока</text:span></text:span></text:p>
      <text:p text:style-name="P9"><text:soft-page-break/>...</text:p>
      <text:p text:style-name="P9"/>
      <text:p text:style-name="P9">В ответе выходные рёбра отсортируйте в лексикографическом порядке по первой вершине, потом по второй (в ответе должны присутствовать все указанные входные рёбра, даже если поток в них равен 0).</text:p>
      <text:p text:style-name="P9"/>
      <text:p text:style-name="P12">Sample Input:</text:p>
      <text:p text:style-name="P12"/>
      <text:p text:style-name="P13">7</text:p>
      <text:p text:style-name="P13">a</text:p>
      <text:p text:style-name="P13">f</text:p>
      <text:p text:style-name="P13">a b 7</text:p>
      <text:p text:style-name="P13">a c 6</text:p>
      <text:p text:style-name="P13">b d 6</text:p>
      <text:p text:style-name="P13">c f 9</text:p>
      <text:p text:style-name="P13">d e 3</text:p>
      <text:p text:style-name="P13">d f 4</text:p>
      <text:p text:style-name="P13">e c 2</text:p>
      <text:p text:style-name="P13"/>
      <text:p text:style-name="P13">Sample Output:</text:p>
      <text:p text:style-name="P13"/>
      <text:p text:style-name="P13">12</text:p>
      <text:p text:style-name="P13">a b 6</text:p>
      <text:p text:style-name="P12">a c 6</text:p>
      <text:p text:style-name="P12">b d 6</text:p>
      <text:p text:style-name="P12">c f 8</text:p>
      <text:p text:style-name="P12">d e 2</text:p>
      <text:p text:style-name="P12">d f 4</text:p>
      <text:p text:style-name="P24">e c 2</text:p>
      <text:p text:style-name="P24">Вар. 4. Поиск в глубину. Итеративная реализация.</text:p>
      <text:p text:style-name="P20"><text:soft-page-break/></text:p>
      <text:p text:style-name="P25"/>
      <text:p text:style-name="P32">Реализация<text:tab/></text:p>
      <text:p text:style-name="P40">Алгоритм работает по следующей схеме:</text:p>
      <text:p text:style-name="P41">Проверяется существование пути из истока в сток. <text:span text:style-name="T21">Через ребро можно провести пусть по направлению если его поток меньше пропускной способности, и против его направления если его поток не равен нулю.</text:span> </text:p>
      <text:p text:style-name="P41">Если путь есть, по нему вычисляется минимальная остаточная пропускная способность. Для ребер, обходимых по ходу их ориентации <text:s/>остаточная пропускная способность <text:span text:style-name="T21">равна разности максимальной пропускной способности и пущенного потока. Для </text:span><text:s/>ребер, обходимых п<text:span text:style-name="T21">р</text:span>о<text:span text:style-name="T21">тив</text:span> ход<text:span text:style-name="T21">а</text:span> их ориентации <text:span text:style-name="T21">она равна пущенному потоку. Далее на найденную величину корректируются все ребра в графе — прямые — в сторону увеличения, обратные — уменьшения. После этого вновь ищется путь.</text:span></text:p>
      <text:p text:style-name="P42">Если пути из истока в сток нет то алгоритм прекращает работу</text:p>
      <text:p text:style-name="P37">Сложность по памяти — линейная от количества <text:span text:style-name="T22">ребер</text:span> <text:span text:style-name="T16">O(|E|)</text:span>, т. к. <text:s/>каждой будет соответствовать метка с информацией <text:span text:style-name="T22">о величине потока</text:span>.</text:p>
      <text:p text:style-name="P31"><text:span text:style-name="T22">Н</text:span>а каждом шаге алгоритм увеличивает поток по крайней мере на единицу, следовательно, он сойдётся не более чем за O(<text:span text:style-name="T14">f</text:span>) шагов, где <text:span text:style-name="T14">f</text:span> — максимальный поток в графе. Можно выполнить каждый шаг за время O(<text:span text:style-name="T14">E</text:span>), где <text:span text:style-name="T14">E</text:span> — число рёбер в графе, тогда общее время работы алгоритма ограничено O(<text:span text:style-name="T14">Ef</text:span>). </text:p>
      <text:p text:style-name="P26"><text:span text:style-name="T1"><text:line-break/></text:span><text:span text:style-name="T2">Описание функций и структур данных</text:span></text:p>
      <text:p text:style-name="P21"><text:tab/>Реализация всех самописных структур данных представлена в коде в приложении А</text:p>
      <text:p text:style-name="Preformatted_20_Text"><text:span text:style-name="T22">Типу</text:span> V_TYPE <text:span text:style-name="T22">соответствует</text:span> char — <text:span text:style-name="T22">имена вершин</text:span></text:p>
      <text:p text:style-name="P47"><text:span text:style-name="T22">Типу</text:span> <text:span text:style-name="T22">W</text:span>_TYPE <text:span text:style-name="T22">соответствует</text:span> <text:span text:style-name="T22">double — величина потока</text:span></text:p>
      <text:p text:style-name="Standard"/>
      <text:p text:style-name="P21"><text:tab/>Для представления графа используются структуры данных set и map из STL</text:p>
      <text:p text:style-name="Preformatted_20_Text">std::map&lt;V_TYPE, std::set&lt;HaEdge&gt; &gt; graph;</text:p>
      <text:p text:style-name="Standard"/>
      <text:p text:style-name="P22"><text:soft-page-break/><text:tab/>Словарь map, <text:span text:style-name="T16">основанная на красно-черных деревьях,</text:span> ставит в соответствие каждой вершине множество set ребер HaEdge.</text:p>
      <text:p text:style-name="P22"><text:tab/>HaEdge представляет из себя структуру с<text:span text:style-name="T22">одержащую информацию о инцидентных вершинах, потоке, пропускной способности, а так же флаги, показывающие является ли данное ребро обратным(для построения путей против хода) и задано ли оно явно.</text:span></text:p>
      <text:p text:style-name="P21">set используется так же для хранения множества посещенных вершин, а vector для хранения последовательного пути, формируемого алгоритмом.</text:p>
      <text:p text:style-name="P21"><text:tab/></text:p>
      <text:p text:style-name="P27">void read() - <text:span text:style-name="T15">читает информацию о графе из стандартного потока ввода в глобальную переменную graph, S, T.</text:span></text:p>
      <text:p text:style-name="P27"/>
      <text:p text:style-name="P27">void write() - <text:span text:style-name="T15">пишет считанный граф в стандартный вывод</text:span></text:p>
      <text:p text:style-name="P28"/>
      <text:p text:style-name="P28">W_TYPE getMaxFlow() - <text:span text:style-name="T23">возвращает поток, проходящий через граф в данный момент.</text:span></text:p>
      <text:p text:style-name="P28"/>
      <text:p text:style-name="P28">void propperWrite() - <text:span text:style-name="T23">Выводит граф в виде, требуемом для проверяющей системы.</text:span></text:p>
      <text:p text:style-name="P28"/>
      <text:p text:style-name="P28">bool findPath() - <text:span text:style-name="T23">изет путь в графе из истока к стоку, сохраняя его в публичную переменную path. Возвращает возможно ли построить путь</text:span></text:p>
      <text:p text:style-name="P28"/>
      <text:p text:style-name="P28">void printPath() - <text:span text:style-name="T23">выводит дуги, через которые проходит найденный путь</text:span></text:p>
      <text:p text:style-name="P28"/>
      <text:p text:style-name="P28">W_TYPE findBottleneck() - <text:span text:style-name="T23">везвращает величину для найденного пути , на которую можно откорректировать соответствующие дуги</text:span></text:p>
      <text:p text:style-name="P28"/>
      <text:p text:style-name="P29">void augmentPath(W_TYPE amount) - <text:span text:style-name="T23">корректирует путь на величину „</text:span>amount<text:span text:style-name="T23">“</text:span></text:p>
      <text:p text:style-name="P28"/>
      <text:p text:style-name="P28">void ff() - <text:span text:style-name="T23">реализует основную логику метода Форда-Фалкерсона.</text:span></text:p>
      <text:p text:style-name="P23"/>
      <text:p text:style-name="P32">Тесты.</text:p>
      <text:p text:style-name="P53">1.</text:p>
      <text:p text:style-name="P53">9</text:p>
      <text:p text:style-name="P53">a</text:p>
      <text:p text:style-name="P53"><text:soft-page-break/>d</text:p>
      <text:p text:style-name="P53">a b 8</text:p>
      <text:p text:style-name="P53">b c 10</text:p>
      <text:p text:style-name="P53">c d 10</text:p>
      <text:p text:style-name="P53">h c 10</text:p>
      <text:p text:style-name="P53">e f 8</text:p>
      <text:p text:style-name="P53">g h 11</text:p>
      <text:p text:style-name="P53">b e 8</text:p>
      <text:p text:style-name="P53">a g 10</text:p>
      <text:p text:style-name="P53">f d 8</text:p>
      <text:p text:style-name="P53"/>
      <text:p text:style-name="P53">a : (a -&gt; b 0/8) (a -&gt; g 0/10) </text:p>
      <text:p text:style-name="P53">b : (b &lt;- a 0/8) (b -&gt; c 0/10) (b -&gt; e 0/8) </text:p>
      <text:p text:style-name="P53">c : (c &lt;- b 0/10) (c -&gt; d 0/10) (c &lt;- h 0/10) </text:p>
      <text:p text:style-name="P53">d : (d &lt;- c 0/10) (d &lt;- f 0/8) </text:p>
      <text:p text:style-name="P53">e : (e &lt;- b 0/8) (e -&gt; f 0/8) </text:p>
      <text:p text:style-name="P53">f : (f -&gt; d 0/8) (f &lt;- e 0/8) </text:p>
      <text:p text:style-name="P53">g : (g &lt;- a 0/10) (g -&gt; h 0/11) </text:p>
      <text:p text:style-name="P53">h : (h -&gt; c 0/10) (h &lt;- g 0/11) </text:p>
      <text:p text:style-name="P53">/-------------------------------------------------\</text:p>
      <text:p text:style-name="P53">Looking for path</text:p>
      <text:p text:style-name="P53">Stack state:</text:p>
      <text:p text:style-name="P53">a </text:p>
      <text:p text:style-name="P53"><text:tab/>/Consider edge (a -&gt; b 0/8)</text:p>
      <text:p text:style-name="P53"><text:tab/>|Edge added(a -&gt; b 0/8)</text:p>
      <text:p text:style-name="P53">Stack state:</text:p>
      <text:p text:style-name="P53">a b </text:p>
      <text:p text:style-name="P53"><text:tab/>/Consider edge (b &lt;- a 0/8)</text:p>
      <text:p text:style-name="P53"><text:tab/>\Edge not augmentable </text:p>
      <text:p text:style-name="P53"><text:tab/>\Edge leads back</text:p>
      <text:p text:style-name="P53"><text:tab/>/Consider edge (b -&gt; c 0/10)</text:p>
      <text:p text:style-name="P53"><text:tab/>|Edge added(b -&gt; c 0/10)</text:p>
      <text:p text:style-name="P53">Stack state:</text:p>
      <text:p text:style-name="P53">a b c </text:p>
      <text:p text:style-name="P53"><text:tab/>/Consider edge (c &lt;- b 0/10)</text:p>
      <text:p text:style-name="P53"><text:tab/>\Edge not augmentable </text:p>
      <text:p text:style-name="P53"><text:tab/>\Edge already considered</text:p>
      <text:p text:style-name="P53"><text:tab/>\Edge leads back</text:p>
      <text:p text:style-name="P53"><text:tab/>/Consider edge (c -&gt; d 0/10)</text:p>
      <text:p text:style-name="P53"><text:tab/>|Edge added(c -&gt; d 0/10)</text:p>
      <text:p text:style-name="P53">Path found successfully:</text:p>
      <text:p text:style-name="P53">a b c d </text:p>
      <text:p text:style-name="P53">\-------------------------------------------------/</text:p>
      <text:p text:style-name="P53">Found path:</text:p>
      <text:p text:style-name="P53">a--&gt;0/8--b</text:p>
      <text:p text:style-name="P53">b--&gt;0/10--c</text:p>
      <text:p text:style-name="P53"><text:soft-page-break/>c--&gt;0/10--d</text:p>
      <text:p text:style-name="P53">Augment path by 8:</text:p>
      <text:p text:style-name="P53">a--&gt;8/8--b</text:p>
      <text:p text:style-name="P53">b--&gt;8/10--c</text:p>
      <text:p text:style-name="P53">c--&gt;8/10--d</text:p>
      <text:p text:style-name="P53">Res net:</text:p>
      <text:p text:style-name="P53">a : (a -&gt; b 8/8) (a -&gt; g 0/10) </text:p>
      <text:p text:style-name="P53">b : (b &lt;- a 8/8) (b -&gt; c 8/10) (b -&gt; e 0/8) </text:p>
      <text:p text:style-name="P53">c : (c &lt;- b 8/10) (c -&gt; d 8/10) (c &lt;- h 0/10) </text:p>
      <text:p text:style-name="P53">d : (d &lt;- c 8/10) (d &lt;- f 0/8) </text:p>
      <text:p text:style-name="P53">e : (e &lt;- b 0/8) (e -&gt; f 0/8) </text:p>
      <text:p text:style-name="P53">f : (f -&gt; d 0/8) (f &lt;- e 0/8) </text:p>
      <text:p text:style-name="P53">g : (g &lt;- a 0/10) (g -&gt; h 0/11) </text:p>
      <text:p text:style-name="P53">h : (h -&gt; c 0/10) (h &lt;- g 0/11) </text:p>
      <text:p text:style-name="P53">===================================================</text:p>
      <text:p text:style-name="P53">/-------------------------------------------------\</text:p>
      <text:p text:style-name="P53">Looking for path</text:p>
      <text:p text:style-name="P53">Stack state:</text:p>
      <text:p text:style-name="P53">a </text:p>
      <text:p text:style-name="P53"><text:tab/>/Consider edge (a -&gt; b 8/8)</text:p>
      <text:p text:style-name="P53"><text:tab/>\Edge not augmentable </text:p>
      <text:p text:style-name="P53"><text:tab/>/Consider edge (a -&gt; g 0/10)</text:p>
      <text:p text:style-name="P53"><text:tab/>|Edge added(a -&gt; g 0/10)</text:p>
      <text:p text:style-name="P53">Stack state:</text:p>
      <text:p text:style-name="P53">a g </text:p>
      <text:p text:style-name="P53"><text:tab/>/Consider edge (g &lt;- a 0/10)</text:p>
      <text:p text:style-name="P53"><text:tab/>\Edge not augmentable </text:p>
      <text:p text:style-name="P53"><text:tab/>\Edge leads back</text:p>
      <text:p text:style-name="P53"><text:tab/>/Consider edge (g -&gt; h 0/11)</text:p>
      <text:p text:style-name="P53"><text:tab/>|Edge added(g -&gt; h 0/11)</text:p>
      <text:p text:style-name="P53">Stack state:</text:p>
      <text:p text:style-name="P53">a g h </text:p>
      <text:p text:style-name="P53"><text:tab/>/Consider edge (h -&gt; c 0/10)</text:p>
      <text:p text:style-name="P53"><text:tab/>|Edge added(h -&gt; c 0/10)</text:p>
      <text:p text:style-name="P53">Stack state:</text:p>
      <text:p text:style-name="P53">a g h c </text:p>
      <text:p text:style-name="P53"><text:tab/>/Consider edge (c &lt;- b 8/10)</text:p>
      <text:p text:style-name="P53"><text:tab/>|Edge added(c &lt;- b 8/10)</text:p>
      <text:p text:style-name="P53">Stack state:</text:p>
      <text:p text:style-name="P53">a g h c b </text:p>
      <text:p text:style-name="P53"><text:tab/>/Consider edge (b &lt;- a 8/8)</text:p>
      <text:p text:style-name="P53"><text:tab/>|Edge added(b &lt;- a 8/8)</text:p>
      <text:p text:style-name="P53">Stack state:</text:p>
      <text:p text:style-name="P53">a g h c b a </text:p>
      <text:p text:style-name="P53"><text:tab/>/Consider edge (a -&gt; b 8/8)</text:p>
      <text:p text:style-name="P53"><text:soft-page-break/><text:tab/>\Edge not augmentable </text:p>
      <text:p text:style-name="P53"><text:tab/>\Edge already considered</text:p>
      <text:p text:style-name="P53"><text:tab/>\Edge leads back</text:p>
      <text:p text:style-name="P53"><text:tab/>/Consider edge (a -&gt; g 0/10)</text:p>
      <text:p text:style-name="P53"><text:tab/>\Edge already considered</text:p>
      <text:p text:style-name="P53">!No new edges added from current. Popping edge</text:p>
      <text:p text:style-name="P53">Stack state:</text:p>
      <text:p text:style-name="P53">a g h c b </text:p>
      <text:p text:style-name="P53"><text:tab/>/Consider edge (b -&gt; c 8/10)</text:p>
      <text:p text:style-name="P53"><text:tab/>\Edge already considered</text:p>
      <text:p text:style-name="P53"><text:tab/>\Edge leads back</text:p>
      <text:p text:style-name="P53"><text:tab/>/Consider edge (b -&gt; e 0/8)</text:p>
      <text:p text:style-name="P53"><text:tab/>|Edge added(b -&gt; e 0/8)</text:p>
      <text:p text:style-name="P53">Stack state:</text:p>
      <text:p text:style-name="P53">a g h c b e </text:p>
      <text:p text:style-name="P53"><text:tab/>/Consider edge (e &lt;- b 0/8)</text:p>
      <text:p text:style-name="P53"><text:tab/>\Edge not augmentable </text:p>
      <text:p text:style-name="P53"><text:tab/>\Edge already considered</text:p>
      <text:p text:style-name="P53"><text:tab/>\Edge leads back</text:p>
      <text:p text:style-name="P53"><text:tab/>/Consider edge (e -&gt; f 0/8)</text:p>
      <text:p text:style-name="P53"><text:tab/>|Edge added(e -&gt; f 0/8)</text:p>
      <text:p text:style-name="P53">Stack state:</text:p>
      <text:p text:style-name="P53">a g h c b e f </text:p>
      <text:p text:style-name="P53"><text:tab/>/Consider edge (f -&gt; d 0/8)</text:p>
      <text:p text:style-name="P53"><text:tab/>|Edge added(f -&gt; d 0/8)</text:p>
      <text:p text:style-name="P53">Path found successfully:</text:p>
      <text:p text:style-name="P53">a g h c b e f d </text:p>
      <text:p text:style-name="P53">\-------------------------------------------------/</text:p>
      <text:p text:style-name="P53">Found path:</text:p>
      <text:p text:style-name="P53">a--&gt;0/10--g</text:p>
      <text:p text:style-name="P53">g--&gt;0/11--h</text:p>
      <text:p text:style-name="P53">h--&gt;0/10--c</text:p>
      <text:p text:style-name="P53">c&lt;--8/10--b</text:p>
      <text:p text:style-name="P53">b--&gt;0/8--e</text:p>
      <text:p text:style-name="P53">e--&gt;0/8--f</text:p>
      <text:p text:style-name="P53">f--&gt;0/8--d</text:p>
      <text:p text:style-name="P53">Augment path by 8:</text:p>
      <text:p text:style-name="P53">a--&gt;8/10--g</text:p>
      <text:p text:style-name="P53">g--&gt;8/11--h</text:p>
      <text:p text:style-name="P53">h--&gt;8/10--c</text:p>
      <text:p text:style-name="P53">c&lt;--0/10--b</text:p>
      <text:p text:style-name="P53">b--&gt;8/8--e</text:p>
      <text:p text:style-name="P53">e--&gt;8/8--f</text:p>
      <text:p text:style-name="P53">f--&gt;8/8--d</text:p>
      <text:p text:style-name="P53">Res net:</text:p>
      <text:p text:style-name="P53">a : (a -&gt; b 8/8) (a -&gt; g 8/10) </text:p>
      <text:p text:style-name="P53"><text:soft-page-break/>b : (b &lt;- a 8/8) (b -&gt; c 0/10) (b -&gt; e 8/8) </text:p>
      <text:p text:style-name="P53">c : (c &lt;- b 0/10) (c -&gt; d 8/10) (c &lt;- h 8/10) </text:p>
      <text:p text:style-name="P53">d : (d &lt;- c 8/10) (d &lt;- f 8/8) </text:p>
      <text:p text:style-name="P53">e : (e &lt;- b 8/8) (e -&gt; f 8/8) </text:p>
      <text:p text:style-name="P53">f : (f -&gt; d 8/8) (f &lt;- e 8/8) </text:p>
      <text:p text:style-name="P53">g : (g &lt;- a 8/10) (g -&gt; h 8/11) </text:p>
      <text:p text:style-name="P53">h : (h -&gt; c 8/10) (h &lt;- g 8/11) </text:p>
      <text:p text:style-name="P53">===================================================</text:p>
      <text:p text:style-name="P53">/-------------------------------------------------\</text:p>
      <text:p text:style-name="P53">Looking for path</text:p>
      <text:p text:style-name="P53">Stack state:</text:p>
      <text:p text:style-name="P53">a </text:p>
      <text:p text:style-name="P53"><text:tab/>/Consider edge (a -&gt; b 8/8)</text:p>
      <text:p text:style-name="P53"><text:tab/>\Edge not augmentable </text:p>
      <text:p text:style-name="P53"><text:tab/>/Consider edge (a -&gt; g 8/10)</text:p>
      <text:p text:style-name="P53"><text:tab/>|Edge added(a -&gt; g 8/10)</text:p>
      <text:p text:style-name="P53">Stack state:</text:p>
      <text:p text:style-name="P53">a g </text:p>
      <text:p text:style-name="P53"><text:tab/>/Consider edge (g &lt;- a 8/10)</text:p>
      <text:p text:style-name="P53"><text:tab/>\Edge leads back</text:p>
      <text:p text:style-name="P53"><text:tab/>/Consider edge (g -&gt; h 8/11)</text:p>
      <text:p text:style-name="P53"><text:tab/>|Edge added(g -&gt; h 8/11)</text:p>
      <text:p text:style-name="P53">Stack state:</text:p>
      <text:p text:style-name="P53">a g h </text:p>
      <text:p text:style-name="P53"><text:tab/>/Consider edge (h -&gt; c 8/10)</text:p>
      <text:p text:style-name="P53"><text:tab/>|Edge added(h -&gt; c 8/10)</text:p>
      <text:p text:style-name="P53">Stack state:</text:p>
      <text:p text:style-name="P53">a g h c </text:p>
      <text:p text:style-name="P53"><text:tab/>/Consider edge (c &lt;- b 0/10)</text:p>
      <text:p text:style-name="P53"><text:tab/>\Edge not augmentable </text:p>
      <text:p text:style-name="P53"><text:tab/>/Consider edge (c -&gt; d 8/10)</text:p>
      <text:p text:style-name="P53"><text:tab/>|Edge added(c -&gt; d 8/10)</text:p>
      <text:p text:style-name="P53">Path found successfully:</text:p>
      <text:p text:style-name="P53">a g h c d </text:p>
      <text:p text:style-name="P53">\-------------------------------------------------/</text:p>
      <text:p text:style-name="P53">Found path:</text:p>
      <text:p text:style-name="P53">a--&gt;8/10--g</text:p>
      <text:p text:style-name="P53">g--&gt;8/11--h</text:p>
      <text:p text:style-name="P53">h--&gt;8/10--c</text:p>
      <text:p text:style-name="P53">c--&gt;8/10--d</text:p>
      <text:p text:style-name="P53">Augment path by 2:</text:p>
      <text:p text:style-name="P53">a--&gt;10/10--g</text:p>
      <text:p text:style-name="P53">g--&gt;10/11--h</text:p>
      <text:p text:style-name="P53">h--&gt;10/10--c</text:p>
      <text:p text:style-name="P53">c--&gt;10/10--d</text:p>
      <text:p text:style-name="P53"><text:soft-page-break/>Res net:</text:p>
      <text:p text:style-name="P53">a : (a -&gt; b 8/8) (a -&gt; g 10/10) </text:p>
      <text:p text:style-name="P53">b : (b &lt;- a 8/8) (b -&gt; c 0/10) (b -&gt; e 8/8) </text:p>
      <text:p text:style-name="P53">c : (c &lt;- b 0/10) (c -&gt; d 10/10) (c &lt;- h 10/10) </text:p>
      <text:p text:style-name="P53">d : (d &lt;- c 10/10) (d &lt;- f 8/8) </text:p>
      <text:p text:style-name="P53">e : (e &lt;- b 8/8) (e -&gt; f 8/8) </text:p>
      <text:p text:style-name="P53">f : (f -&gt; d 8/8) (f &lt;- e 8/8) </text:p>
      <text:p text:style-name="P53">g : (g &lt;- a 10/10) (g -&gt; h 10/11) </text:p>
      <text:p text:style-name="P53">h : (h -&gt; c 10/10) (h &lt;- g 10/11) </text:p>
      <text:p text:style-name="P53">===================================================</text:p>
      <text:p text:style-name="P53">/-------------------------------------------------\</text:p>
      <text:p text:style-name="P53">Looking for path</text:p>
      <text:p text:style-name="P53">Stack state:</text:p>
      <text:p text:style-name="P53">a </text:p>
      <text:p text:style-name="P53"><text:tab/>/Consider edge (a -&gt; b 8/8)</text:p>
      <text:p text:style-name="P53"><text:tab/>\Edge not augmentable </text:p>
      <text:p text:style-name="P53"><text:tab/>/Consider edge (a -&gt; g 10/10)</text:p>
      <text:p text:style-name="P53"><text:tab/>\Edge not augmentable </text:p>
      <text:p text:style-name="P53">!No new edges added from current. Popping edge</text:p>
      <text:p text:style-name="P53">Path does not exist!</text:p>
      <text:p text:style-name="P53">\-------------------------------------------------/</text:p>
      <text:p text:style-name="P53">18</text:p>
      <text:p text:style-name="P53">a b 8</text:p>
      <text:p text:style-name="P53">a g 10</text:p>
      <text:p text:style-name="P53">b c 0</text:p>
      <text:p text:style-name="P53">b e 8</text:p>
      <text:p text:style-name="P53">c d 10</text:p>
      <text:p text:style-name="P53">e f 8</text:p>
      <text:p text:style-name="P53">f d 8</text:p>
      <text:p text:style-name="P53">g h 10</text:p>
      <text:p text:style-name="P53">h c 10</text:p>
      <text:p text:style-name="P53"/>
      <text:p text:style-name="P54">2.</text:p>
      <text:p text:style-name="P54">7</text:p>
      <text:p text:style-name="P54">a</text:p>
      <text:p text:style-name="P54">f</text:p>
      <text:p text:style-name="P54">a b 7</text:p>
      <text:p text:style-name="P54">a c 6</text:p>
      <text:p text:style-name="P54">b d 6</text:p>
      <text:p text:style-name="P54">c f 9</text:p>
      <text:p text:style-name="P54">d e 3</text:p>
      <text:p text:style-name="P54">d f 4</text:p>
      <text:p text:style-name="P54">e c 2</text:p>
      <text:p text:style-name="P39"/>
      <text:p text:style-name="P39"><text:soft-page-break/>12</text:p>
      <text:p text:style-name="P39">a b 6</text:p>
      <text:p text:style-name="P39">a c 6</text:p>
      <text:p text:style-name="P39">b d 6</text:p>
      <text:p text:style-name="P39">c f 8</text:p>
      <text:p text:style-name="P39">d e 2</text:p>
      <text:p text:style-name="P39">d f 4</text:p>
      <text:p text:style-name="P39">e c 2</text:p>
      <text:p text:style-name="P38"/>
      <text:p text:style-name="P43">3.</text:p>
      <text:p text:style-name="P43">3</text:p>
      <text:p text:style-name="P43">a</text:p>
      <text:p text:style-name="P43">c</text:p>
      <text:p text:style-name="P43">a b 7</text:p>
      <text:p text:style-name="P43">a c 6</text:p>
      <text:p text:style-name="P43">b c 4</text:p>
      <text:p text:style-name="P43"/>
      <text:p text:style-name="P43">10</text:p>
      <text:p text:style-name="P43">a b 4</text:p>
      <text:p text:style-name="P43">a c 6</text:p>
      <text:p text:style-name="P43">b c 4</text:p>
      <text:p text:style-name="P43"/>
      <text:p text:style-name="P43">4.</text:p>
      <text:p text:style-name="P43">5</text:p>
      <text:p text:style-name="P43">a</text:p>
      <text:p text:style-name="P43">d</text:p>
      <text:p text:style-name="P43">a b 20</text:p>
      <text:p text:style-name="P43">b c 20</text:p>
      <text:p text:style-name="P43">c d 20</text:p>
      <text:p text:style-name="P43">a c 1</text:p>
      <text:p text:style-name="P43">b d 1</text:p>
      <text:p text:style-name="P43"/>
      <text:p text:style-name="P43">21</text:p>
      <text:p text:style-name="P43">a b 20</text:p>
      <text:p text:style-name="P43">a c 1</text:p>
      <text:p text:style-name="P43">b c 19</text:p>
      <text:p text:style-name="P43">b d 1</text:p>
      <text:p text:style-name="P43">c d 20</text:p>
      <text:p text:style-name="P43"/>
      <text:p text:style-name="P43"/>
      <text:p text:style-name="P33"><text:soft-page-break/>Выводы.</text:p>
      <text:p text:style-name="P36">В результате работы была написана полностью рабочая программа решающая поставленную задачу при использовании изученных теоретических материалов. Программа было протестирована, <text:span text:style-name="T12">результаты тестов удовлетворительны.</text:span></text:p>
      <text:p text:style-name="P19"><text:bookmark text:name="_GoBack"/><text:span text:style-name="Название_20_книги"><text:span text:style-name="T7">Приложение </text:span></text:span><text:span text:style-name="Название_20_книги"><text:span text:style-name="T8">А</text:span></text:span><text:span text:style-name="Название_20_книги"><text:span text:style-name="T7">(листинг программы)</text:span></text:span></text:p>
      <text:p text:style-name="P46"><text:span text:style-name="Название_20_книги"><text:span text:style-name="T11">#include &lt;iostream&gt;</text:span></text:span></text:p>
      <text:p text:style-name="P46"><text:span text:style-name="Название_20_книги"><text:span text:style-name="T11">#include &lt;fstream&gt;</text:span></text:span></text:p>
      <text:p text:style-name="P46"><text:span text:style-name="Название_20_книги"><text:span text:style-name="T11">#include &lt;sstream&gt;</text:span></text:span></text:p>
      <text:p text:style-name="P46"><text:span text:style-name="Название_20_книги"><text:span text:style-name="T11">//#include &lt;tuple&gt;</text:span></text:span></text:p>
      <text:p text:style-name="P46"><text:span text:style-name="Название_20_книги"><text:span text:style-name="T11">#include &lt;set&gt;</text:span></text:span></text:p>
      <text:p text:style-name="P46"><text:span text:style-name="Название_20_книги"><text:span text:style-name="T11">#include &lt;vector&gt;</text:span></text:span></text:p>
      <text:p text:style-name="P46"><text:span text:style-name="Название_20_книги"><text:span text:style-name="T11">#include &lt;map&gt;</text:span></text:span></text:p>
      <text:p text:style-name="P46"><text:span text:style-name="Название_20_книги"><text:span text:style-name="T11">#include &lt;algorithm&gt;</text:span></text:span></text:p>
      <text:p text:style-name="P46"><text:span text:style-name="Название_20_книги"><text:span text:style-name="T11">#include &lt;string&gt;</text:span></text:span></text:p>
      <text:p text:style-name="P46"><text:span text:style-name="Название_20_книги"><text:span text:style-name="T11">#include &lt;assert.h&gt;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#define FILE_INP</text:span></text:span></text:p>
      <text:p text:style-name="P46"><text:span text:style-name="Название_20_книги"><text:span text:style-name="T11">//#define DEBUG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#define V_TYPE char</text:span></text:span></text:p>
      <text:p text:style-name="P46"><text:span text:style-name="Название_20_книги"><text:span text:style-name="T11">#define W_TYPE double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#define CLAMP(VAL) ((VAL)&lt;0?0:(VAL))</text:span></text:span></text:p>
      <text:p text:style-name="P46"><text:span text:style-name="Название_20_книги"><text:span text:style-name="T11">/*</text:span></text:span></text:p>
      <text:p text:style-name="P46"><text:span text:style-name="Название_20_книги"><text:span text:style-name="T11">struct Edge{</text:span></text:span></text:p>
      <text:p text:style-name="P46"><text:span text:style-name="Название_20_книги"><text:span text:style-name="T11"><text:s text:c="4"/>int a;</text:span></text:span></text:p>
      <text:p text:style-name="P46"><text:span text:style-name="Название_20_книги"><text:span text:style-name="T11"><text:s text:c="4"/>int b;</text:span></text:span></text:p>
      <text:p text:style-name="P46"><text:span text:style-name="Название_20_книги"><text:span text:style-name="T11"><text:s text:c="4"/>double cap;</text:span></text:span></text:p>
      <text:p text:style-name="P46"><text:span text:style-name="Название_20_книги"><text:span text:style-name="T11"><text:s text:c="4"/>double flow;</text:span></text:span></text:p>
      <text:p text:style-name="P46"><text:span text:style-name="Название_20_книги"><text:span text:style-name="T11"><text:s text:c="4"/>bool backward;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bool operator&lt;(const Edge &amp;other) const {</text:span></text:span></text:p>
      <text:p text:style-name="P46"><text:span text:style-name="Название_20_книги"><text:span text:style-name="T11"><text:s text:c="8"/>return (this-&gt;a != other.a)?(this-&gt;a &lt; other.a):(this-&gt;b &lt; other.b);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bool cmp(const Edge &amp;other) const {</text:span></text:span></text:p>
      <text:p text:style-name="P46"><text:span text:style-name="Название_20_книги"><text:span text:style-name="T11"><text:s text:c="8"/>return (this-&gt;a != other.a)?(this-&gt;a &lt; other.a):(this-&gt;b &lt; other.b);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>};</text:span></text:span></text:p>
      <text:p text:style-name="P46"><text:span text:style-name="Название_20_книги"><text:span text:style-name="T11">*/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struct HaEdge {</text:span></text:span></text:p>
      <text:p text:style-name="P46"><text:span text:style-name="Название_20_книги"><text:span text:style-name="T11"><text:s text:c="4"/>V_TYPE a;</text:span></text:span></text:p>
      <text:p text:style-name="P46"><text:span text:style-name="Название_20_книги"><text:span text:style-name="T11"><text:s text:c="4"/>V_TYPE b;</text:span></text:span></text:p>
      <text:p text:style-name="P46"><text:soft-page-break/><text:span text:style-name="Название_20_книги"><text:span text:style-name="T11"><text:s text:c="4"/>W_TYPE cap;</text:span></text:span></text:p>
      <text:p text:style-name="P46"><text:span text:style-name="Название_20_книги"><text:span text:style-name="T11"><text:s text:c="4"/>mutable <text:s/>W_TYPE flow;</text:span></text:span></text:p>
      <text:p text:style-name="P46"><text:span text:style-name="Название_20_книги"><text:span text:style-name="T11"><text:s text:c="4"/>mutable bool backward;</text:span></text:span></text:p>
      <text:p text:style-name="P46"><text:span text:style-name="Название_20_книги"><text:span text:style-name="T11"><text:s text:c="4"/>mutable bool fpr;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W_TYPE resCap()const{</text:span></text:span></text:p>
      <text:p text:style-name="P46"><text:span text:style-name="Название_20_книги"><text:span text:style-name="T11"><text:s text:c="8"/>return backward?flow:cap-flow;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bool augmentable() const{</text:span></text:span></text:p>
      <text:p text:style-name="P46"><text:span text:style-name="Название_20_книги"><text:span text:style-name="T11"><text:s text:c="8"/>return backward?(flow!=0):(cap!=flow);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void augment(std::map&lt;V_TYPE, std::set&lt;HaEdge&gt; &gt; &amp;gr, W_TYPE amount)const {</text:span></text:span></text:p>
      <text:p text:style-name="P46"><text:span text:style-name="Название_20_книги"><text:span text:style-name="T11"><text:s text:c="8"/>if(backward&amp;&amp;fpr){</text:span></text:span></text:p>
      <text:p text:style-name="P46"><text:span text:style-name="Название_20_книги"><text:span text:style-name="T11"><text:s text:c="12"/>modFlow(-amount);</text:span></text:span></text:p>
      <text:p text:style-name="P46"><text:span text:style-name="Название_20_книги"><text:span text:style-name="T11"><text:s text:c="12"/>gr[b].find({0,a,0,0,false})-&gt;modFlow(amount);</text:span></text:span></text:p>
      <text:p text:style-name="P46"><text:span text:style-name="Название_20_книги"><text:span text:style-name="T11"><text:s text:c="8"/>}else{</text:span></text:span></text:p>
      <text:p text:style-name="P46"><text:span text:style-name="Название_20_книги"><text:span text:style-name="T11"><text:s text:c="12"/>modFlow(amount);</text:span></text:span></text:p>
      <text:p text:style-name="P46"><text:span text:style-name="Название_20_книги"><text:span text:style-name="T11"><text:s text:c="12"/>gr[b].find({0,a,0,0,false})-&gt;modFlow(-amount);</text:span></text:span></text:p>
      <text:p text:style-name="P46"><text:span text:style-name="Название_20_книги"><text:span text:style-name="T11"><text:s text:c="8"/>}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void modFlow(W_TYPE amount)const {</text:span></text:span></text:p>
      <text:p text:style-name="P46"><text:span text:style-name="Название_20_книги"><text:span text:style-name="T11"><text:s text:c="8"/>if(backward){</text:span></text:span></text:p>
      <text:p text:style-name="P46"><text:span text:style-name="Название_20_книги"><text:span text:style-name="T11"><text:s text:c="12"/>flow-=amount;</text:span></text:span></text:p>
      <text:p text:style-name="P46"><text:span text:style-name="Название_20_книги"><text:span text:style-name="T11"><text:s text:c="8"/>}else{</text:span></text:span></text:p>
      <text:p text:style-name="P46"><text:span text:style-name="Название_20_книги"><text:span text:style-name="T11"><text:s text:c="12"/>flow+=amount;</text:span></text:span></text:p>
      <text:p text:style-name="P46"><text:span text:style-name="Название_20_книги"><text:span text:style-name="T11"><text:s text:c="8"/>}</text:span></text:span></text:p>
      <text:p text:style-name="P46"><text:span text:style-name="Название_20_книги"><text:span text:style-name="T11"><text:s text:c="8"/>//assert(flow&gt;=0 &amp;&amp; flow&lt;=cap);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bool operator&lt;(const HaEdge &amp;other) const {//Compare by destination vertex</text:span></text:span></text:p>
      <text:p text:style-name="P46"><text:span text:style-name="Название_20_книги"><text:span text:style-name="T11"><text:s text:c="8"/>return (this-&gt;b &lt; other.b);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bool operator==(const HaEdge &amp;other) const {</text:span></text:span></text:p>
      <text:p text:style-name="P46"><text:span text:style-name="Название_20_книги"><text:span text:style-name="T11"><text:s text:c="8"/>return (this-&gt;b == other.b);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bool cmp(const HaEdge &amp;other) const {</text:span></text:span></text:p>
      <text:p text:style-name="P46"><text:span text:style-name="Название_20_книги"><text:span text:style-name="T11"/></text:span></text:p>
      <text:p text:style-name="P46"><text:soft-page-break/><text:span text:style-name="Название_20_книги"><text:span text:style-name="T11"><text:s text:c="8"/>if(this-&gt;b == other.b){</text:span></text:span></text:p>
      <text:p text:style-name="P46"><text:span text:style-name="Название_20_книги"><text:span text:style-name="T11"><text:s text:c="12"/>if(this-&gt;backward==other.backward) {</text:span></text:span></text:p>
      <text:p text:style-name="P46"><text:span text:style-name="Название_20_книги"><text:span text:style-name="T11"><text:s text:c="16"/>if (this-&gt;cap == other.cap) {</text:span></text:span></text:p>
      <text:p text:style-name="P46"><text:span text:style-name="Название_20_книги"><text:span text:style-name="T11"><text:s text:c="20"/>return this-&gt;flow &lt; other.flow;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16"/>} else {</text:span></text:span></text:p>
      <text:p text:style-name="P46"><text:span text:style-name="Название_20_книги"><text:span text:style-name="T11"><text:s text:c="20"/>return this-&gt;cap &lt; other.cap;</text:span></text:span></text:p>
      <text:p text:style-name="P46"><text:span text:style-name="Название_20_книги"><text:span text:style-name="T11"><text:s text:c="16"/>}</text:span></text:span></text:p>
      <text:p text:style-name="P46"><text:span text:style-name="Название_20_книги"><text:span text:style-name="T11"><text:s text:c="12"/>}else{</text:span></text:span></text:p>
      <text:p text:style-name="P46"><text:span text:style-name="Название_20_книги"><text:span text:style-name="T11"><text:s text:c="16"/>return this-&gt;backward&lt;other.backward;</text:span></text:span></text:p>
      <text:p text:style-name="P46"><text:span text:style-name="Название_20_книги"><text:span text:style-name="T11"><text:s text:c="12"/>}</text:span></text:span></text:p>
      <text:p text:style-name="P46"><text:span text:style-name="Название_20_книги"><text:span text:style-name="T11"><text:s text:c="8"/>}else{</text:span></text:span></text:p>
      <text:p text:style-name="P46"><text:span text:style-name="Название_20_книги"><text:span text:style-name="T11"><text:s text:c="12"/>return this-&gt;b &lt; other.b;</text:span></text:span></text:p>
      <text:p text:style-name="P46"><text:span text:style-name="Название_20_книги"><text:span text:style-name="T11"><text:s text:c="8"/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static bool cmpRes(const HaEdge &amp;lval, const HaEdge &amp;rval) {</text:span></text:span></text:p>
      <text:p text:style-name="P46"><text:span text:style-name="Название_20_книги"><text:span text:style-name="T11"><text:s text:c="8"/>return (lval.resCap()&lt;rval.resCap());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std::string toString()const{</text:span></text:span></text:p>
      <text:p text:style-name="P46"><text:span text:style-name="Название_20_книги"><text:span text:style-name="T11"><text:s text:c="8"/>std::ostringstream strs;</text:span></text:span></text:p>
      <text:p text:style-name="P46"><text:span text:style-name="Название_20_книги"><text:span text:style-name="T11"><text:s text:c="8"/>strs&lt;&lt;"("&lt;&lt;a&lt;&lt;" "&lt;&lt;(backward?"&lt;-":"-&gt;")&lt;&lt;" "&lt;&lt;b&lt;&lt;" "&lt;&lt;CLAMP(flow)&lt;&lt;"/"&lt;&lt;cap&lt;&lt;")";</text:span></text:span></text:p>
      <text:p text:style-name="P46"><text:span text:style-name="Название_20_книги"><text:span text:style-name="T11"><text:s text:c="8"/>return strs.str();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std::string shortStr()const {</text:span></text:span></text:p>
      <text:p text:style-name="P46"><text:span text:style-name="Название_20_книги"><text:span text:style-name="T11"><text:s text:c="8"/>std::ostringstream strs;</text:span></text:span></text:p>
      <text:p text:style-name="P46"><text:span text:style-name="Название_20_книги"><text:span text:style-name="T11"><text:s text:c="8"/>strs&lt;&lt;a&lt;&lt;(backward?"&lt;--":"--&gt;")&lt;&lt;CLAMP(flow)&lt;&lt;"/"&lt;&lt;cap&lt;&lt;"--"&lt;&lt;b;</text:span></text:span></text:p>
      <text:p text:style-name="P46"><text:span text:style-name="Название_20_книги"><text:span text:style-name="T11"><text:s text:c="8"/>return strs.str();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>};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std::map&lt;V_TYPE, std::set&lt;HaEdge&gt; &gt; graph;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V_TYPE S;//Starting vertex</text:span></text:span></text:p>
      <text:p text:style-name="P46"><text:span text:style-name="Название_20_книги"><text:span text:style-name="T11">V_TYPE T;//Sinc vertex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std::vector&lt;V_TYPE&gt; path;</text:span></text:span></text:p>
      <text:p text:style-name="P46"><text:soft-page-break/><text:span text:style-name="Название_20_книги"><text:span text:style-name="T11"/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void quickGreedy() {</text:span></text:span></text:p>
      <text:p text:style-name="P46"><text:span text:style-name="Название_20_книги"><text:span text:style-name="T11"><text:s text:c="4"/>std::set&lt;V_TYPE&gt; visited;</text:span></text:span></text:p>
      <text:p text:style-name="P46"><text:span text:style-name="Название_20_книги"><text:span text:style-name="T11"><text:s text:c="4"/>V_TYPE v = S;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visited.insert(S);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std::cout&lt;&lt;v&lt;&lt;std::endl;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while(v!=T){</text:span></text:span></text:p>
      <text:p text:style-name="P46"><text:span text:style-name="Название_20_книги"><text:span text:style-name="T11"><text:s text:c="8"/>W_TYPE minW = INT32_MAX;</text:span></text:span></text:p>
      <text:p text:style-name="P46"><text:span text:style-name="Название_20_книги"><text:span text:style-name="T11"><text:s text:c="8"/>V_TYPE minV = S;</text:span></text:span></text:p>
      <text:p text:style-name="P46"><text:span text:style-name="Название_20_книги"><text:span text:style-name="T11"><text:s text:c="8"/>for(auto it:graph[v]){</text:span></text:span></text:p>
      <text:p text:style-name="P46"><text:span text:style-name="Название_20_книги"><text:span text:style-name="T11"><text:s text:c="12"/>if(!visited.count(it.b)) {</text:span></text:span></text:p>
      <text:p text:style-name="P46"><text:span text:style-name="Название_20_книги"><text:span text:style-name="T11"><text:s text:c="16"/>if(it.cap &lt; minW){</text:span></text:span></text:p>
      <text:p text:style-name="P46"><text:span text:style-name="Название_20_книги"><text:span text:style-name="T11"><text:s text:c="20"/>minW=it.cap;</text:span></text:span></text:p>
      <text:p text:style-name="P46"><text:span text:style-name="Название_20_книги"><text:span text:style-name="T11"><text:s text:c="20"/>minV=it.b;</text:span></text:span></text:p>
      <text:p text:style-name="P46"><text:span text:style-name="Название_20_книги"><text:span text:style-name="T11"><text:s text:c="16"/>}</text:span></text:span></text:p>
      <text:p text:style-name="P46"><text:span text:style-name="Название_20_книги"><text:span text:style-name="T11"><text:s text:c="12"/>}</text:span></text:span></text:p>
      <text:p text:style-name="P46"><text:span text:style-name="Название_20_книги"><text:span text:style-name="T11"><text:s text:c="8"/>}</text:span></text:span></text:p>
      <text:p text:style-name="P46"><text:span text:style-name="Название_20_книги"><text:span text:style-name="T11"><text:s text:c="8"/>std::cout&lt;&lt;minV&lt;&lt;" "&lt;&lt;minW&lt;&lt;std::endl;</text:span></text:span></text:p>
      <text:p text:style-name="P46"><text:span text:style-name="Название_20_книги"><text:span text:style-name="T11"><text:s text:c="8"/>visited.insert(minV);</text:span></text:span></text:p>
      <text:p text:style-name="P46"><text:span text:style-name="Название_20_книги"><text:span text:style-name="T11"><text:s text:c="8"/>v = minV;</text:span></text:span></text:p>
      <text:p text:style-name="P46"><text:span text:style-name="Название_20_книги"><text:span text:style-name="T11"><text:s text:c="8"/>minW=INT32_MAX;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W_TYPE getMaxFlow(){//Summ by all edges from start</text:span></text:span></text:p>
      <text:p text:style-name="P46"><text:span text:style-name="Название_20_книги"><text:span text:style-name="T11"><text:s text:c="4"/>W_TYPE sum = 0;</text:span></text:span></text:p>
      <text:p text:style-name="P46"><text:span text:style-name="Название_20_книги"><text:span text:style-name="T11"><text:s text:c="4"/>for(auto it:graph[S]){</text:span></text:span></text:p>
      <text:p text:style-name="P46"><text:span text:style-name="Название_20_книги"><text:span text:style-name="T11"><text:s text:c="8"/>sum+=it.flow;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><text:s text:c="4"/>return sum;</text:span></text:span></text:p>
      <text:p text:style-name="P46"><text:span text:style-name="Название_20_книги"><text:span text:style-name="T11"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void read() {</text:span></text:span></text:p>
      <text:p text:style-name="P46"><text:span text:style-name="Название_20_книги"><text:span text:style-name="T11"><text:s text:c="4"/>int n = 0;</text:span></text:span></text:p>
      <text:p text:style-name="P46"><text:span text:style-name="Название_20_книги"><text:span text:style-name="T11"><text:s text:c="4"/>V_TYPE a;</text:span></text:span></text:p>
      <text:p text:style-name="P46"><text:span text:style-name="Название_20_книги"><text:span text:style-name="T11"><text:s text:c="4"/>V_TYPE b;</text:span></text:span></text:p>
      <text:p text:style-name="P46"><text:span text:style-name="Название_20_книги"><text:span text:style-name="T11"><text:s text:c="4"/>W_TYPE w;</text:span></text:span></text:p>
      <text:p text:style-name="P46"><text:span text:style-name="Название_20_книги"><text:span text:style-name="T11"><text:s text:c="4"/>HaEdge edge;</text:span></text:span></text:p>
      <text:p text:style-name="P46"><text:soft-page-break/><text:span text:style-name="Название_20_книги"><text:span text:style-name="T11"/></text:span></text:p>
      <text:p text:style-name="P46"><text:span text:style-name="Название_20_книги"><text:span text:style-name="T11"><text:s text:c="4"/>std::cin&gt;&gt;n&gt;&gt;S&gt;&gt;T;// Here's sufficiently trivial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while (n--) {</text:span></text:span></text:p>
      <text:p text:style-name="P46"><text:span text:style-name="Название_20_книги"><text:span text:style-name="T11"><text:s text:c="8"/>std::cin &gt;&gt; a &gt;&gt; b &gt;&gt; w;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8"/>edge = {a, b, w, 0, false};</text:span></text:span></text:p>
      <text:p text:style-name="P46"><text:span text:style-name="Название_20_книги"><text:span text:style-name="T11"><text:s text:c="8"/>if(graph[a].count(edge)){</text:span></text:span></text:p>
      <text:p text:style-name="P46"><text:span text:style-name="Название_20_книги"><text:span text:style-name="T11"><text:s text:c="12"/>graph[a].find(edge)-&gt;fpr=true;</text:span></text:span></text:p>
      <text:p text:style-name="P46"><text:span text:style-name="Название_20_книги"><text:span text:style-name="T11"><text:s text:c="12"/>graph[a].find(edge)-&gt;backward=false;</text:span></text:span></text:p>
      <text:p text:style-name="P46"><text:span text:style-name="Название_20_книги"><text:span text:style-name="T11"><text:s text:c="8"/>}</text:span></text:span></text:p>
      <text:p text:style-name="P46"><text:span text:style-name="Название_20_книги"><text:span text:style-name="T11"><text:s text:c="8"/>graph[a].insert(edge);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8"/>edge = {b, a, w, 0, true};</text:span></text:span></text:p>
      <text:p text:style-name="P46"><text:span text:style-name="Название_20_книги"><text:span text:style-name="T11"><text:s text:c="8"/>if(graph[b].count(edge)){</text:span></text:span></text:p>
      <text:p text:style-name="P46"><text:span text:style-name="Название_20_книги"><text:span text:style-name="T11"><text:s text:c="12"/>graph[b].find(edge)-&gt;fpr=true;</text:span></text:span></text:p>
      <text:p text:style-name="P46"><text:span text:style-name="Название_20_книги"><text:span text:style-name="T11"><text:s text:c="12"/>graph[b].find(edge)-&gt;backward=false;</text:span></text:span></text:p>
      <text:p text:style-name="P46"><text:span text:style-name="Название_20_книги"><text:span text:style-name="T11"><text:s text:c="8"/>}</text:span></text:span></text:p>
      <text:p text:style-name="P46"><text:span text:style-name="Название_20_книги"><text:span text:style-name="T11"><text:s text:c="8"/>graph[b].insert(edge);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>}</text:span></text:span></text:p>
      <text:p text:style-name="P46"><text:span text:style-name="Название_20_книги"><text:span text:style-name="T11">void write(){</text:span></text:span></text:p>
      <text:p text:style-name="P46"><text:span text:style-name="Название_20_книги"><text:span text:style-name="T11"><text:s text:c="4"/>for(auto it:graph){</text:span></text:span></text:p>
      <text:p text:style-name="P46"><text:span text:style-name="Название_20_книги"><text:span text:style-name="T11"><text:s text:c="8"/>std::cout&lt;&lt;it.first&lt;&lt;" : ";</text:span></text:span></text:p>
      <text:p text:style-name="P46"><text:span text:style-name="Название_20_книги"><text:span text:style-name="T11"><text:s text:c="8"/>for(auto it1:it.second){</text:span></text:span></text:p>
      <text:p text:style-name="P46"><text:span text:style-name="Название_20_книги"><text:span text:style-name="T11"><text:s text:c="12"/>std::cout&lt;&lt;it1.toString()&lt;&lt;" ";</text:span></text:span></text:p>
      <text:p text:style-name="P46"><text:span text:style-name="Название_20_книги"><text:span text:style-name="T11"><text:s text:c="8"/>}</text:span></text:span></text:p>
      <text:p text:style-name="P46"><text:span text:style-name="Название_20_книги"><text:span text:style-name="T11"><text:s text:c="8"/>std::cout&lt;&lt;std::endl;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//#define FLOW(IT) (((IT).flow&gt;=0&amp;&amp;(IT).flow&lt;=(IT).cap)?((IT).flow):0)</text:span></text:span></text:p>
      <text:p text:style-name="P46"><text:span text:style-name="Название_20_книги"><text:span text:style-name="T11">#define FLOW(IT) ((IT).flow)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void propperWrite(){</text:span></text:span></text:p>
      <text:p text:style-name="P46"><text:span text:style-name="Название_20_книги"><text:span text:style-name="T11"><text:s text:c="4"/>std::cout&lt;&lt;getMaxFlow()&lt;&lt;std::endl;//Max flow forst</text:span></text:span></text:p>
      <text:p text:style-name="P46"><text:span text:style-name="Название_20_книги"><text:span text:style-name="T11"><text:s text:c="4"/>for(auto it:graph){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8"/>for(auto it1:it.second){</text:span></text:span></text:p>
      <text:p text:style-name="P46"><text:span text:style-name="Название_20_книги"><text:span text:style-name="T11"><text:s text:c="12"/>if(!it1.backward ||it1.fpr )</text:span></text:span></text:p>
      <text:p text:style-name="P46"><text:soft-page-break/><text:span text:style-name="Название_20_книги"><text:span text:style-name="T11"><text:s text:c="16"/>std::cout&lt;&lt;it1.a&lt;&lt;" "&lt;&lt;it1.b&lt;&lt;" "&lt;&lt;CLAMP(FLOW(it1))&lt;&lt;std::endl;//Then all enges in required format</text:span></text:span></text:p>
      <text:p text:style-name="P46"><text:span text:style-name="Название_20_книги"><text:span text:style-name="T11"><text:s text:c="8"/>}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bool _findPath(){</text:span></text:span></text:p>
      <text:p text:style-name="P46"><text:span text:style-name="Название_20_книги"><text:span text:style-name="T11"><text:s text:c="4"/>std::set&lt;HaEdge&gt; q;</text:span></text:span></text:p>
      <text:p text:style-name="P46"><text:span text:style-name="Название_20_книги"><text:span text:style-name="T11"><text:s text:c="4"/>std::vector&lt;V_TYPE&gt; _path;</text:span></text:span></text:p>
      <text:p text:style-name="P46"><text:span text:style-name="Название_20_книги"><text:span text:style-name="T11"><text:s text:c="4"/>std::set&lt;V_TYPE&gt; visited;</text:span></text:span></text:p>
      <text:p text:style-name="P46"><text:span text:style-name="Название_20_книги"><text:span text:style-name="T11"><text:s text:c="4"/>visited.insert(S);</text:span></text:span></text:p>
      <text:p text:style-name="P46"><text:span text:style-name="Название_20_книги"><text:span text:style-name="T11"><text:s text:c="4"/>bool flag = false;</text:span></text:span></text:p>
      <text:p text:style-name="P46"><text:span text:style-name="Название_20_книги"><text:span text:style-name="T11"><text:s text:c="4"/>bool iterRep = true;</text:span></text:span></text:p>
      <text:p text:style-name="P46"><text:span text:style-name="Название_20_книги"><text:span text:style-name="T11"><text:s text:c="4"/>q.insert({0,S,0,0,false});</text:span></text:span></text:p>
      <text:p text:style-name="P46"><text:span text:style-name="Название_20_книги"><text:span text:style-name="T11"><text:s text:c="4"/>//for(auto it:graph[S]){q.insert(it);visited.insert(it.b);};</text:span></text:span></text:p>
      <text:p text:style-name="P46"><text:span text:style-name="Название_20_книги"><text:span text:style-name="T11"><text:s text:c="4"/>while(iterRep){</text:span></text:span></text:p>
      <text:p text:style-name="P46"><text:span text:style-name="Название_20_книги"><text:span text:style-name="T11"><text:s text:c="8"/>iterRep=false;</text:span></text:span></text:p>
      <text:p text:style-name="P46"><text:span text:style-name="Название_20_книги"><text:span text:style-name="T11"><text:s text:c="8"/>for(auto it:q) {</text:span></text:span></text:p>
      <text:p text:style-name="P46"><text:span text:style-name="Название_20_книги"><text:span text:style-name="T11"><text:s text:c="12"/>for (auto it1:graph[it.b]) {</text:span></text:span></text:p>
      <text:p text:style-name="P46"><text:span text:style-name="Название_20_книги"><text:span text:style-name="T11"><text:s text:c="16"/>if (!q.count(it1) &amp;&amp; it1.augmentable() &amp;&amp; !visited.count(it1.b)) {</text:span></text:span></text:p>
      <text:p text:style-name="P46"><text:span text:style-name="Название_20_книги"><text:span text:style-name="T11"><text:s text:c="20"/>q.insert(it1);</text:span></text:span></text:p>
      <text:p text:style-name="P46"><text:span text:style-name="Название_20_книги"><text:span text:style-name="T11"><text:s text:c="20"/>visited.insert(it1.b);</text:span></text:span></text:p>
      <text:p text:style-name="P46"><text:span text:style-name="Название_20_книги"><text:span text:style-name="T11"><text:s text:c="20"/>iterRep = true;</text:span></text:span></text:p>
      <text:p text:style-name="P46"><text:span text:style-name="Название_20_книги"><text:span text:style-name="T11"><text:s text:c="20"/>if (it1.b == T) {</text:span></text:span></text:p>
      <text:p text:style-name="P46"><text:span text:style-name="Название_20_книги"><text:span text:style-name="T11"><text:s text:c="24"/>flag = true;</text:span></text:span></text:p>
      <text:p text:style-name="P46"><text:span text:style-name="Название_20_книги"><text:span text:style-name="T11"><text:s text:c="24"/>break;</text:span></text:span></text:p>
      <text:p text:style-name="P46"><text:span text:style-name="Название_20_книги"><text:span text:style-name="T11"><text:s text:c="20"/>}</text:span></text:span></text:p>
      <text:p text:style-name="P46"><text:span text:style-name="Название_20_книги"><text:span text:style-name="T11"><text:s text:c="16"/>}</text:span></text:span></text:p>
      <text:p text:style-name="P46"><text:span text:style-name="Название_20_книги"><text:span text:style-name="T11"><text:s text:c="12"/>}</text:span></text:span></text:p>
      <text:p text:style-name="P46"><text:span text:style-name="Название_20_книги"><text:span text:style-name="T11"><text:s text:c="12"/>if (flag)break;</text:span></text:span></text:p>
      <text:p text:style-name="P46"><text:span text:style-name="Название_20_книги"><text:span text:style-name="T11"><text:s text:c="8"/>}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><text:s text:c="4"/>if(flag){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8"/>HaEdge v = {T,0,0,0,false};//*(q.find({0,T,0,0,false}));</text:span></text:span></text:p>
      <text:p text:style-name="P46"><text:span text:style-name="Название_20_книги"><text:span text:style-name="T11"><text:s text:c="8"/>while(v.a!=S){</text:span></text:span></text:p>
      <text:p text:style-name="P46"><text:span text:style-name="Название_20_книги"><text:span text:style-name="T11"><text:s text:c="12"/>_path.push_back(v.a);</text:span></text:span></text:p>
      <text:p text:style-name="P46"><text:span text:style-name="Название_20_книги"><text:span text:style-name="T11"><text:s text:c="12"/>v = *(q.find({0,v.a,0,0,false}));</text:span></text:span></text:p>
      <text:p text:style-name="P46"><text:span text:style-name="Название_20_книги"><text:span text:style-name="T11"><text:s text:c="8"/>}</text:span></text:span></text:p>
      <text:p text:style-name="P46"><text:span text:style-name="Название_20_книги"><text:span text:style-name="T11"><text:s text:c="8"/>_path.push_back(v.a);</text:span></text:span></text:p>
      <text:p text:style-name="P46"><text:span text:style-name="Название_20_книги"><text:span text:style-name="T11"><text:s text:c="8"/>path = std::vector&lt;V_TYPE&gt;(_path.rbegin(),_path.rend());</text:span></text:span></text:p>
      <text:p text:style-name="P46"><text:span text:style-name="Название_20_книги"><text:span text:style-name="T11"><text:s text:c="8"/>return true;</text:span></text:span></text:p>
      <text:p text:style-name="P46"><text:soft-page-break/><text:span text:style-name="Название_20_книги"><text:span text:style-name="T11"><text:s text:c="4"/>}else{</text:span></text:span></text:p>
      <text:p text:style-name="P46"><text:span text:style-name="Название_20_книги"><text:span text:style-name="T11"><text:s text:c="8"/>return false;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bool findPath() {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std::set&lt;V_TYPE&gt; visited;</text:span></text:span></text:p>
      <text:p text:style-name="P46"><text:span text:style-name="Название_20_книги"><text:span text:style-name="T11"><text:s text:c="4"/>std::vector&lt;V_TYPE&gt; _path;</text:span></text:span></text:p>
      <text:p text:style-name="P46"><text:span text:style-name="Название_20_книги"><text:span text:style-name="T11"><text:s text:c="4"/>bool flag = true;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_path.push_back(S);</text:span></text:span></text:p>
      <text:p text:style-name="P46"><text:span text:style-name="Название_20_книги"><text:span text:style-name="T11">#ifdef DEBUG</text:span></text:span></text:p>
      <text:p text:style-name="P46"><text:span text:style-name="Название_20_книги"><text:span text:style-name="T11"><text:s text:c="4"/>std::cout&lt;&lt;"/-------------------------------------------------\\"&lt;&lt;std::endl;</text:span></text:span></text:p>
      <text:p text:style-name="P46"><text:span text:style-name="Название_20_книги"><text:span text:style-name="T11"><text:s text:c="4"/>std::cout&lt;&lt;"Looking for path"&lt;&lt;std::endl;</text:span></text:span></text:p>
      <text:p text:style-name="P46"><text:span text:style-name="Название_20_книги"><text:span text:style-name="T11">#endif</text:span></text:span></text:p>
      <text:p text:style-name="P46"><text:span text:style-name="Название_20_книги"><text:span text:style-name="T11"><text:s text:c="4"/>auto itInit = graph[_path.back()].begin();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while(_path.back()!=T){// Main loop. On the turns one vertex get processed</text:span></text:span></text:p>
      <text:p text:style-name="P46"><text:span text:style-name="Название_20_книги"><text:span text:style-name="T11">#ifdef DEBUG</text:span></text:span></text:p>
      <text:p text:style-name="P46"><text:span text:style-name="Название_20_книги"><text:span text:style-name="T11"><text:s text:c="8"/>std::cout&lt;&lt;"Stack state:"&lt;&lt;std::endl;</text:span></text:span></text:p>
      <text:p text:style-name="P46"><text:span text:style-name="Название_20_книги"><text:span text:style-name="T11"><text:s text:c="8"/>for(auto it:_path)std::cout&lt;&lt;it&lt;&lt;" ";</text:span></text:span></text:p>
      <text:p text:style-name="P46"><text:span text:style-name="Название_20_книги"><text:span text:style-name="T11"><text:s text:c="8"/>std::cout&lt;&lt;std::endl;</text:span></text:span></text:p>
      <text:p text:style-name="P46"><text:span text:style-name="Название_20_книги"><text:span text:style-name="T11">#endif</text:span></text:span></text:p>
      <text:p text:style-name="P46"><text:span text:style-name="Название_20_книги"><text:span text:style-name="T11"><text:s text:c="8"/>flag=false;</text:span></text:span></text:p>
      <text:p text:style-name="P46"><text:span text:style-name="Название_20_книги"><text:span text:style-name="T11"><text:s text:c="8"/>for(auto it=itInit;it!=graph[_path.back()].end();it++){//Loop for vertexed from current</text:span></text:span></text:p>
      <text:p text:style-name="P46"><text:span text:style-name="Название_20_книги"><text:span text:style-name="T11">#ifdef DEBUG</text:span></text:span></text:p>
      <text:p text:style-name="P46"><text:span text:style-name="Название_20_книги"><text:span text:style-name="T11"><text:s text:c="12"/>std::cout&lt;&lt;"\t/Consider edge "&lt;&lt;it-&gt;toString()&lt;&lt;std::endl;</text:span></text:span></text:p>
      <text:p text:style-name="P46"><text:span text:style-name="Название_20_книги"><text:span text:style-name="T11">#endif</text:span></text:span></text:p>
      <text:p text:style-name="P46"><text:span text:style-name="Название_20_книги"><text:span text:style-name="T11"><text:s text:c="12"/>if(it-&gt;augmentable() &amp;&amp; !visited.count(it-&gt;b)&amp;&amp;(it-&gt;b!=_path[_path.size()!=1?_path.size()-2:0])){//If current edge can be traced</text:span></text:span></text:p>
      <text:p text:style-name="P46"><text:span text:style-name="Название_20_книги"><text:span text:style-name="T11">#ifdef DEBUG</text:span></text:span></text:p>
      <text:p text:style-name="P46"><text:span text:style-name="Название_20_книги"><text:span text:style-name="T11"><text:s text:c="16"/>std::cout&lt;&lt;"\t|Edge added"&lt;&lt;it-&gt;toString()&lt;&lt;std::endl;</text:span></text:span></text:p>
      <text:p text:style-name="P46"><text:span text:style-name="Название_20_книги"><text:span text:style-name="T11">#endif</text:span></text:span></text:p>
      <text:p text:style-name="P46"><text:span text:style-name="Название_20_книги"><text:span text:style-name="T11"><text:s text:c="16"/>_path.push_back(it-&gt;b);</text:span></text:span></text:p>
      <text:p text:style-name="P46"><text:span text:style-name="Название_20_книги"><text:span text:style-name="T11"><text:s text:c="16"/>visited.insert(it-&gt;b);</text:span></text:span></text:p>
      <text:p text:style-name="P46"><text:span text:style-name="Название_20_книги"><text:span text:style-name="T11"><text:s text:c="16"/>flag = true;</text:span></text:span></text:p>
      <text:p text:style-name="P46"><text:span text:style-name="Название_20_книги"><text:span text:style-name="T11"><text:s text:c="16"/>break;</text:span></text:span></text:p>
      <text:p text:style-name="P46"><text:span text:style-name="Название_20_книги"><text:span text:style-name="T11"><text:s text:c="12"/>}else{</text:span></text:span></text:p>
      <text:p text:style-name="P46"><text:span text:style-name="Название_20_книги"><text:span text:style-name="T11">#ifdef DEBUG</text:span></text:span></text:p>
      <text:p text:style-name="P46"><text:soft-page-break/><text:span text:style-name="Название_20_книги"><text:span text:style-name="T11"><text:s text:c="16"/>if(!it-&gt;augmentable()){</text:span></text:span></text:p>
      <text:p text:style-name="P46"><text:span text:style-name="Название_20_книги"><text:span text:style-name="T11"><text:s text:c="20"/>std::cout&lt;&lt;"\t\\Edge not augmentable "&lt;&lt;std::endl;</text:span></text:span></text:p>
      <text:p text:style-name="P46"><text:span text:style-name="Название_20_книги"><text:span text:style-name="T11"><text:s text:c="16"/>}</text:span></text:span></text:p>
      <text:p text:style-name="P46"><text:span text:style-name="Название_20_книги"><text:span text:style-name="T11"><text:s text:c="16"/>if(visited.count(it-&gt;b)){</text:span></text:span></text:p>
      <text:p text:style-name="P46"><text:span text:style-name="Название_20_книги"><text:span text:style-name="T11"><text:s text:c="20"/>std::cout&lt;&lt;"\t\\Edge already considered"&lt;&lt;std::endl;</text:span></text:span></text:p>
      <text:p text:style-name="P46"><text:span text:style-name="Название_20_книги"><text:span text:style-name="T11"><text:s text:c="16"/>}</text:span></text:span></text:p>
      <text:p text:style-name="P46"><text:span text:style-name="Название_20_книги"><text:span text:style-name="T11"><text:s text:c="16"/>if(!((it-&gt;b!=_path[_path.size()!=1?_path.size()-2:0]))){</text:span></text:span></text:p>
      <text:p text:style-name="P46"><text:span text:style-name="Название_20_книги"><text:span text:style-name="T11"><text:s text:c="20"/>std::cout&lt;&lt;"\t\\Edge leads back"&lt;&lt;std::endl;</text:span></text:span></text:p>
      <text:p text:style-name="P46"><text:span text:style-name="Название_20_книги"><text:span text:style-name="T11"><text:s text:c="16"/>}</text:span></text:span></text:p>
      <text:p text:style-name="P46"><text:span text:style-name="Название_20_книги"><text:span text:style-name="T11">#endif</text:span></text:span></text:p>
      <text:p text:style-name="P46"><text:span text:style-name="Название_20_книги"><text:span text:style-name="T11"><text:s text:c="12"/>}</text:span></text:span></text:p>
      <text:p text:style-name="P46"><text:span text:style-name="Название_20_книги"><text:span text:style-name="T11"><text:s text:c="8"/>}</text:span></text:span></text:p>
      <text:p text:style-name="P46"><text:span text:style-name="Название_20_книги"><text:span text:style-name="T11"><text:s text:c="8"/>if(!flag){//If no edges were added in this iteration</text:span></text:span></text:p>
      <text:p text:style-name="P46"><text:span text:style-name="Название_20_книги"><text:span text:style-name="T11">#ifdef DEBUG</text:span></text:span></text:p>
      <text:p text:style-name="P46"><text:span text:style-name="Название_20_книги"><text:span text:style-name="T11"><text:s text:c="12"/>std::cout&lt;&lt;"!No new edges added from current. Popping edge"&lt;&lt;std::endl;</text:span></text:span></text:p>
      <text:p text:style-name="P46"><text:span text:style-name="Название_20_книги"><text:span text:style-name="T11">#endif</text:span></text:span></text:p>
      <text:p text:style-name="P46"><text:span text:style-name="Название_20_книги"><text:span text:style-name="T11"><text:s text:c="12"/>bool backtrack = true;</text:span></text:span></text:p>
      <text:p text:style-name="P46"><text:span text:style-name="Название_20_книги"><text:span text:style-name="T11"><text:s text:c="12"/>//while(backtrack) {</text:span></text:span></text:p>
      <text:p text:style-name="P46"><text:span text:style-name="Название_20_книги"><text:span text:style-name="T11"><text:s text:c="12"/>V_TYPE v = _path.back();</text:span></text:span></text:p>
      <text:p text:style-name="P46"><text:span text:style-name="Название_20_книги"><text:span text:style-name="T11"><text:s text:c="12"/>_path.pop_back();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12"/>if (_path.empty()){</text:span></text:span></text:p>
      <text:p text:style-name="P46"><text:span text:style-name="Название_20_книги"><text:span text:style-name="T11">#ifdef DEBUG</text:span></text:span></text:p>
      <text:p text:style-name="P46"><text:span text:style-name="Название_20_книги"><text:span text:style-name="T11"><text:s text:c="16"/>std::cout&lt;&lt;"Path does not exist!"&lt;&lt;std::endl;</text:span></text:span></text:p>
      <text:p text:style-name="P46"><text:span text:style-name="Название_20_книги"><text:span text:style-name="T11"><text:s text:c="16"/>std::cout&lt;&lt;"\\-------------------------------------------------/"&lt;&lt;std::endl;</text:span></text:span></text:p>
      <text:p text:style-name="P46"><text:span text:style-name="Название_20_книги"><text:span text:style-name="T11">#endif</text:span></text:span></text:p>
      <text:p text:style-name="P46"><text:span text:style-name="Название_20_книги"><text:span text:style-name="T11"><text:s text:c="16"/>return false;</text:span></text:span></text:p>
      <text:p text:style-name="P46"><text:span text:style-name="Название_20_книги"><text:span text:style-name="T11"><text:s text:c="12"/>}</text:span></text:span></text:p>
      <text:p text:style-name="P46"><text:span text:style-name="Название_20_книги"><text:span text:style-name="T11"><text:s text:c="12"/>auto it = graph[_path.back()].find({0, v, 0, 0, false});</text:span></text:span></text:p>
      <text:p text:style-name="P46"><text:span text:style-name="Название_20_книги"><text:span text:style-name="T11"><text:s text:c="12"/>it++;</text:span></text:span></text:p>
      <text:p text:style-name="P46"><text:span text:style-name="Название_20_книги"><text:span text:style-name="T11"><text:s text:c="12"/>/*</text:span></text:span></text:p>
      <text:p text:style-name="P46"><text:span text:style-name="Название_20_книги"><text:span text:style-name="T11"><text:s text:c="12"/>if (it != graph[_path.back()].end()){</text:span></text:span></text:p>
      <text:p text:style-name="P46"><text:span text:style-name="Название_20_книги"><text:span text:style-name="T11"><text:s text:c="16"/>backtrack=false;</text:span></text:span></text:p>
      <text:p text:style-name="P46"><text:span text:style-name="Название_20_книги"><text:span text:style-name="T11"><text:s text:c="16"/>_path.push_back(it-&gt;b);</text:span></text:span></text:p>
      <text:p text:style-name="P46"><text:span text:style-name="Название_20_книги"><text:span text:style-name="T11"><text:s text:c="16"/>visited.insert(it-&gt;b);</text:span></text:span></text:p>
      <text:p text:style-name="P46"><text:span text:style-name="Название_20_книги"><text:span text:style-name="T11"><text:s text:c="12"/>}</text:span></text:span></text:p>
      <text:p text:style-name="P46"><text:span text:style-name="Название_20_книги"><text:span text:style-name="T11"><text:s text:c="13"/>*/</text:span></text:span></text:p>
      <text:p text:style-name="P46"><text:span text:style-name="Название_20_книги"><text:span text:style-name="T11"><text:s text:c="12"/>//}</text:span></text:span></text:p>
      <text:p text:style-name="P46"><text:span text:style-name="Название_20_книги"><text:span text:style-name="T11"><text:s text:c="12"/>itInit = it;</text:span></text:span></text:p>
      <text:p text:style-name="P46"><text:span text:style-name="Название_20_книги"><text:span text:style-name="T11"><text:s text:c="8"/>}else{</text:span></text:span></text:p>
      <text:p text:style-name="P46"><text:span text:style-name="Название_20_книги"><text:span text:style-name="T11"><text:s text:c="12"/>itInit = graph[_path.back()].begin();</text:span></text:span></text:p>
      <text:p text:style-name="P46"><text:soft-page-break/><text:span text:style-name="Название_20_книги"><text:span text:style-name="T11"><text:s text:c="8"/>}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>#ifdef DEBUG</text:span></text:span></text:p>
      <text:p text:style-name="P46"><text:span text:style-name="Название_20_книги"><text:span text:style-name="T11"><text:s text:c="4"/>std::cout&lt;&lt;"Path found successfully:"&lt;&lt;std::endl;</text:span></text:span></text:p>
      <text:p text:style-name="P46"><text:span text:style-name="Название_20_книги"><text:span text:style-name="T11"><text:s text:c="4"/>for(auto it:_path)std::cout&lt;&lt;it&lt;&lt;" ";</text:span></text:span></text:p>
      <text:p text:style-name="P46"><text:span text:style-name="Название_20_книги"><text:span text:style-name="T11"><text:s text:c="4"/>std::cout&lt;&lt;"\n\\-------------------------------------------------/"&lt;&lt;std::endl;</text:span></text:span></text:p>
      <text:p text:style-name="P46"><text:span text:style-name="Название_20_книги"><text:span text:style-name="T11">#endif</text:span></text:span></text:p>
      <text:p text:style-name="P46"><text:span text:style-name="Название_20_книги"><text:span text:style-name="T11"><text:s text:c="4"/>path=_path;</text:span></text:span></text:p>
      <text:p text:style-name="P46"><text:span text:style-name="Название_20_книги"><text:span text:style-name="T11"><text:s text:c="4"/>return true;</text:span></text:span></text:p>
      <text:p text:style-name="P46"><text:span text:style-name="Название_20_книги"><text:span text:style-name="T11"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W_TYPE findBottleneck() {//Trace found path, finding minimal rese. capacity</text:span></text:span></text:p>
      <text:p text:style-name="P46"><text:span text:style-name="Название_20_книги"><text:span text:style-name="T11"><text:s text:c="4"/>W_TYPE minW = INT32_MAX;</text:span></text:span></text:p>
      <text:p text:style-name="P46"><text:span text:style-name="Название_20_книги"><text:span text:style-name="T11"><text:s text:c="4"/>for(int i = 1;i&lt;path.size();i++){</text:span></text:span></text:p>
      <text:p text:style-name="P46"><text:span text:style-name="Название_20_книги"><text:span text:style-name="T11"><text:s text:c="8"/>HaEdge edge = *(graph[path[i-1]].find({0, path[i], 0, 0, false}));</text:span></text:span></text:p>
      <text:p text:style-name="P46"><text:span text:style-name="Название_20_книги"><text:span text:style-name="T11"><text:s text:c="8"/>auto rCap <text:s/>= edge.resCap();</text:span></text:span></text:p>
      <text:p text:style-name="P46"><text:span text:style-name="Название_20_книги"><text:span text:style-name="T11"><text:s text:c="8"/>minW=rCap&lt;minW?rCap:minW;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><text:s text:c="4"/>return minW;</text:span></text:span></text:p>
      <text:p text:style-name="P46"><text:span text:style-name="Название_20_книги"><text:span text:style-name="T11"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void augmentPath(W_TYPE amount) {//Trace found path, augmenting edges with regard to their direction</text:span></text:span></text:p>
      <text:p text:style-name="P46"><text:span text:style-name="Название_20_книги"><text:span text:style-name="T11"><text:s text:c="4"/>for(int i = 1;i&lt;path.size();i++){</text:span></text:span></text:p>
      <text:p text:style-name="P46"><text:span text:style-name="Название_20_книги"><text:span text:style-name="T11"><text:s text:c="8"/>(graph[path[i-1]].find({0, path[i], 0, 0, false}))-&gt;augment(graph,amount);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void printPath(){//Print found path in human readable way</text:span></text:span></text:p>
      <text:p text:style-name="P46"><text:span text:style-name="Название_20_книги"><text:span text:style-name="T11"><text:s text:c="4"/>//std::cout&lt;&lt;S&lt;&lt;std::endl;</text:span></text:span></text:p>
      <text:p text:style-name="P46"><text:span text:style-name="Название_20_книги"><text:span text:style-name="T11"><text:s text:c="4"/>for(int i = 1;i&lt;path.size();i++){</text:span></text:span></text:p>
      <text:p text:style-name="P46"><text:span text:style-name="Название_20_книги"><text:span text:style-name="T11"><text:s text:c="8"/>std::cout&lt;&lt; (graph[path[i-1]].find({0, path[i], 0, 0, false}))-&gt;shortStr()&lt;&lt;std::endl;</text:span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void ff() {//Main Ford-Fulkerson method logic function</text:span></text:span></text:p>
      <text:p text:style-name="P46"><text:span text:style-name="Название_20_книги"><text:span text:style-name="T11"><text:s text:c="4"/>bool flag = findPath();</text:span></text:span></text:p>
      <text:p text:style-name="P46"><text:span text:style-name="Название_20_книги"><text:span text:style-name="T11"><text:s text:c="4"/>W_TYPE bottleNeck = 0;</text:span></text:span></text:p>
      <text:p text:style-name="P46"><text:soft-page-break/><text:span text:style-name="Название_20_книги"><text:span text:style-name="T11"><text:s text:c="4"/>while (flag) {//While there is a path from start to sink</text:span></text:span></text:p>
      <text:p text:style-name="P46"><text:span text:style-name="Название_20_книги"><text:span text:style-name="T11">#ifdef DEBUG</text:span></text:span></text:p>
      <text:p text:style-name="P46"><text:span text:style-name="Название_20_книги"><text:span text:style-name="T11"><text:s text:c="8"/>std::cout&lt;&lt;"Found path:"&lt;&lt;std::endl;</text:span></text:span></text:p>
      <text:p text:style-name="P46"><text:span text:style-name="Название_20_книги"><text:span text:style-name="T11"><text:s text:c="8"/>printPath();</text:span></text:span></text:p>
      <text:p text:style-name="P46"><text:span text:style-name="Название_20_книги"><text:span text:style-name="T11">#endif</text:span></text:span></text:p>
      <text:p text:style-name="P46"><text:span text:style-name="Название_20_книги"><text:span text:style-name="T11"><text:s text:c="8"/>bottleNeck = findBottleneck();//Find aug value</text:span></text:span></text:p>
      <text:p text:style-name="P46"><text:span text:style-name="Название_20_книги"><text:span text:style-name="T11"><text:s text:c="8"/>augmentPath(bottleNeck);//Modify path with that value</text:span></text:span></text:p>
      <text:p text:style-name="P46"><text:span text:style-name="Название_20_книги"><text:span text:style-name="T11">#ifdef DEBUG</text:span></text:span></text:p>
      <text:p text:style-name="P46"><text:span text:style-name="Название_20_книги"><text:span text:style-name="T11"><text:s text:c="8"/>std::cout&lt;&lt;"Augment path by "&lt;&lt;bottleNeck&lt;&lt;":"&lt;&lt;std::endl;</text:span></text:span></text:p>
      <text:p text:style-name="P46"><text:span text:style-name="Название_20_книги"><text:span text:style-name="T11"><text:s text:c="8"/>printPath();</text:span></text:span></text:p>
      <text:p text:style-name="P46"><text:span text:style-name="Название_20_книги"><text:span text:style-name="T11"><text:s text:c="8"/>std::cout&lt;&lt;"Res net:"&lt;&lt;std::endl;</text:span></text:span></text:p>
      <text:p text:style-name="P46"><text:span text:style-name="Название_20_книги"><text:span text:style-name="T11"><text:s text:c="8"/>write();</text:span></text:span></text:p>
      <text:p text:style-name="P46"><text:span text:style-name="Название_20_книги"><text:span text:style-name="T11"><text:s text:c="8"/>std::cout&lt;&lt;"==================================================="&lt;&lt;std::endl;</text:span></text:span></text:p>
      <text:p text:style-name="P46"><text:span text:style-name="Название_20_книги"><text:span text:style-name="T11">#endif</text:span></text:span></text:p>
      <text:p text:style-name="P46"><text:span text:style-name="Название_20_книги"><text:span text:style-name="T11"><text:s text:c="8"/>flag=findPath();//Find new path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}</text:span></text:span></text:p>
      <text:p text:style-name="P46"><text:span text:style-name="Название_20_книги"><text:span text:style-name="T11">}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int main() {</text:span></text:span></text:p>
      <text:p text:style-name="P46"><text:span text:style-name="Название_20_книги"><text:span text:style-name="T11">#ifdef FILE_INP</text:span></text:span></text:p>
      <text:p text:style-name="P46"><text:span text:style-name="Название_20_книги"><text:span text:style-name="T11"><text:s text:c="4"/>std::ifstream in("/media/anton/E6D8B24FD8B21E2D/Git/txcloud/Labs/s2/Alg/3_NetFlow/in");</text:span></text:span></text:p>
      <text:p text:style-name="P46"><text:span text:style-name="Название_20_книги"><text:span text:style-name="T11"><text:s text:c="4"/>std::cin.rdbuf(in.rdbuf());</text:span></text:span></text:p>
      <text:p text:style-name="P46"><text:span text:style-name="Название_20_книги"><text:span text:style-name="T11">#endif</text:span></text:span></text:p>
      <text:p text:style-name="P46"><text:span text:style-name="Название_20_книги"><text:span text:style-name="T11"><text:s text:c="4"/>read();</text:span></text:span></text:p>
      <text:p text:style-name="P46"><text:span text:style-name="Название_20_книги"><text:span text:style-name="T11">#ifdef DEBUG</text:span></text:span></text:p>
      <text:p text:style-name="P46"><text:span text:style-name="Название_20_книги"><text:span text:style-name="T11"><text:s text:c="4"/>write();</text:span></text:span></text:p>
      <text:p text:style-name="P46"><text:span text:style-name="Название_20_книги"><text:span text:style-name="T11"><text:s text:c="4"/>//_findPath();</text:span></text:span></text:p>
      <text:p text:style-name="P46"><text:span text:style-name="Название_20_книги"><text:span text:style-name="T11"><text:s text:c="4"/>//printPath();</text:span></text:span></text:p>
      <text:p text:style-name="P46"><text:span text:style-name="Название_20_книги"><text:span text:style-name="T11"><text:s text:c="4"/>//quickGreedy();</text:span></text:span></text:p>
      <text:p text:style-name="P46"><text:span text:style-name="Название_20_книги"><text:span text:style-name="T11">#endif</text:span></text:span></text:p>
      <text:p text:style-name="P46"><text:span text:style-name="Название_20_книги"><text:span text:style-name="T11"><text:s text:c="4"/>ff();</text:span></text:span></text:p>
      <text:p text:style-name="P46"><text:span text:style-name="Название_20_книги"><text:span text:style-name="T11"><text:s text:c="4"/>propperWrite();</text:span></text:span></text:p>
      <text:p text:style-name="P46"><text:span text:style-name="Название_20_книги"><text:span text:style-name="T11"/></text:span></text:p>
      <text:p text:style-name="P46"><text:span text:style-name="Название_20_книги"><text:span text:style-name="T11"><text:s text:c="4"/>//std::cout &lt;&lt; "Hello, World!" &lt;&lt; std::endl;</text:span></text:span></text:p>
      <text:p text:style-name="P46"><text:span text:style-name="Название_20_книги"><text:span text:style-name="T11"><text:s text:c="4"/>return 0;</text:span></text:span></text:p>
      <text:p text:style-name="P46"><text:span text:style-name="Название_20_книги"><text:span text:style-name="T11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ar new" svg:font-family="'Couriar new'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043in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fo:language="ru" fo:country="RU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4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0-03-25T20:29:15.516669512</dc:date>
    <meta:print-date>2015-07-17T12:06:00</meta:print-date>
    <meta:editing-cycles>51</meta:editing-cycles>
    <meta:editing-duration>PT7H49M16S</meta:editing-duration>
    <meta:generator>LibreOffice/6.0.7.3$Linux_X86_64 LibreOffice_project/00m0$Build-3</meta:generator>
    <meta:document-statistic meta:table-count="1" meta:image-count="0" meta:object-count="0" meta:page-count="23" meta:paragraph-count="713" meta:word-count="2883" meta:character-count="21059" meta:non-whitespace-character-count="16483"/>
  </office:meta>
</office:document-meta>
</file>